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FreeSans"/>
    </style:style>
    <style:style style:name="ce9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5c852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M1" table:style-name="ta1">
        <table:shapes>
          <draw:frame draw:z-index="0" draw:style-name="gr1" draw:text-style-name="P1" svg:width="7.1437in" svg:height="4.2142in" svg:x="1.4201in" svg:y="5.9087in">
            <draw:object draw:notify-on-update-of-ranges="VM1.A11:VM1.A15 VM1.A8:VM1.A8 VM1.L11:VM1.L15 VM1.A24:VM1.A24 VM1.L27:VM1.L31 VM1.A16:VM1.A16 VM1.L19:VM1.L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10" table:default-cell-style-name="ce5"/>
        <table:table-column table:style-name="co1" table:default-cell-style-name="ce15"/>
        <table:table-row table:style-name="ro1">
          <table:table-cell table:style-name="ce1" office:value-type="string" calcext:value-type="string" table:number-columns-spanned="12" table:number-rows-spanned="1">
            <text:p>Virtual Machine (CentOS, 1 core)</text:p>
          </table:table-cell>
          <table:covered-table-cell table:number-columns-repeated="4" table:style-name="Default"/>
          <table:covered-table-cell table:style-name="ce13"/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 table:number-columns-spanned="12" table:number-rows-spanned="1">
            <text:p>50 x 50 Matrix</text:p>
          </table:table-cell>
          <table:covered-table-cell table:number-columns-repeated="4" table:style-name="Default"/>
          <table:covered-table-cell table:style-name="ce14"/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 table:number-columns-spanned="12" table:number-rows-spanned="1">
            <text:p>No Parallelization</text:p>
          </table:table-cell>
          <table:covered-table-cell table:style-name="ce8"/>
          <table:covered-table-cell table:number-columns-repeated="10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5" office:value-type="string" calcext:value-type="string">
            <text:p>Runtime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1243" calcext:value-type="float">
            <text:p>0.001243</text:p>
          </table:table-cell>
          <table:table-cell table:formula="of:=AVERAGE([.B6:.K6])" office:value-type="float" office:value="0.0008906" calcext:value-type="float">
            <text:p>0.0008906</text:p>
          </table:table-cell>
        </table:table-row>
        <table:table-row table:style-name="ro1">
          <table:table-cell table:style-name="ce3" office:value-type="string" calcext:value-type="string" table:number-columns-spanned="12" table:number-rows-spanned="1">
            <text:p>Parallelization</text:p>
          </table:table-cell>
          <table:covered-table-cell table:number-columns-repeated="10"/>
          <table:covered-table-cell table:style-name="ce16"/>
        </table:table-row>
        <table:table-row table:style-name="ro1">
          <table:table-cell table:style-name="ce6" office:value-type="string" calcext:value-type="string" table:number-columns-spanned="12" table:number-rows-spanned="1">
            <text:p>Outer loop</text:p>
          </table:table-cell>
          <table:covered-table-cell table:style-name="ce11"/>
          <table:covered-table-cell table:number-columns-repeated="10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1381" calcext:value-type="float">
            <text:p>0.001381</text:p>
          </table:table-cell>
          <table:table-cell table:formula="of:=AVERAGE([.B11:.K11])" office:value-type="float" office:value="0.001056" calcext:value-type="float">
            <text:p>0.001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0.001719" calcext:value-type="float">
            <text:p>0.001719</text:p>
          </table:table-cell>
          <table:table-cell office:value-type="float" office:value="0.002183" calcext:value-type="float">
            <text:p>0.002183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2359" calcext:value-type="float">
            <text:p>0.002359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2193" calcext:value-type="float">
            <text:p>0.002193</text:p>
          </table:table-cell>
          <table:table-cell table:formula="of:=AVERAGE([.B12:.K12])" office:value-type="float" office:value="0.0018286" calcext:value-type="float">
            <text:p>0.0018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01586" calcext:value-type="float">
            <text:p>0.001586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01492" calcext:value-type="float">
            <text:p>0.001492</text:p>
          </table:table-cell>
          <table:table-cell office:value-type="float" office:value="0.003006" calcext:value-type="float">
            <text:p>0.003006</text:p>
          </table:table-cell>
          <table:table-cell table:formula="of:=AVERAGE([.B13:.K13])" office:value-type="float" office:value="0.0019776" calcext:value-type="float">
            <text:p>0.0019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8097" calcext:value-type="float">
            <text:p>0.068097</text:p>
          </table:table-cell>
          <table:table-cell office:value-type="float" office:value="0.001538" calcext:value-type="float">
            <text:p>0.001538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.001647" calcext:value-type="float">
            <text:p>0.001647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1636" calcext:value-type="float">
            <text:p>0.001636</text:p>
          </table:table-cell>
          <table:table-cell table:formula="of:=AVERAGE([.B14:.K14])" office:value-type="float" office:value="0.0087417" calcext:value-type="float">
            <text:p>0.00874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1753" calcext:value-type="float">
            <text:p>0.181753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99873" calcext:value-type="float">
            <text:p>0.099873</text:p>
          </table:table-cell>
          <table:table-cell office:value-type="float" office:value="0.019835" calcext:value-type="float">
            <text:p>0.019835</text:p>
          </table:table-cell>
          <table:table-cell office:value-type="float" office:value="0.079158" calcext:value-type="float">
            <text:p>0.079158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058277" calcext:value-type="float">
            <text:p>0.058277</text:p>
          </table:table-cell>
          <table:table-cell office:value-type="float" office:value="0.068751" calcext:value-type="float">
            <text:p>0.068751</text:p>
          </table:table-cell>
          <table:table-cell office:value-type="float" office:value="0.142589" calcext:value-type="float">
            <text:p>0.142589</text:p>
          </table:table-cell>
          <table:table-cell table:formula="of:=AVERAGE([.B15:.K15])" office:value-type="float" office:value="0.0658717" calcext:value-type="float">
            <text:p>0.0658717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Middle loop</text:p>
          </table:table-cell>
          <table:covered-table-cell table:number-columns-repeated="11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01574" calcext:value-type="float">
            <text:p>0.001574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1661" calcext:value-type="float">
            <text:p>0.001661</text:p>
          </table:table-cell>
          <table:table-cell table:formula="of:=AVERAGE([.B19:.K19])" office:value-type="float" office:value="0.001169" calcext:value-type="float">
            <text:p>0.001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002853" calcext:value-type="float">
            <text:p>0.002853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4686" calcext:value-type="float">
            <text:p>0.004686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0.004995" calcext:value-type="float">
            <text:p>0.004995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002824" calcext:value-type="float">
            <text:p>0.002824</text:p>
          </table:table-cell>
          <table:table-cell table:formula="of:=AVERAGE([.B20:.K20])" office:value-type="float" office:value="0.0031418" calcext:value-type="float">
            <text:p>0.0031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005" calcext:value-type="float">
            <text:p>0.007005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4714" calcext:value-type="float">
            <text:p>0.004714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.005145" calcext:value-type="float">
            <text:p>0.005145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0.003424" calcext:value-type="float">
            <text:p>0.003424</text:p>
          </table:table-cell>
          <table:table-cell office:value-type="float" office:value="0.007026" calcext:value-type="float">
            <text:p>0.007026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624" calcext:value-type="float">
            <text:p>0.004624</text:p>
          </table:table-cell>
          <table:table-cell table:formula="of:=AVERAGE([.B21:.K21])" office:value-type="float" office:value="0.0055238" calcext:value-type="float">
            <text:p>0.0055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2316" calcext:value-type="float">
            <text:p>0.022316</text:p>
          </table:table-cell>
          <table:table-cell office:value-type="float" office:value="0.099411" calcext:value-type="float">
            <text:p>0.099411</text:p>
          </table:table-cell>
          <table:table-cell office:value-type="float" office:value="0.082928" calcext:value-type="float">
            <text:p>0.082928</text:p>
          </table:table-cell>
          <table:table-cell office:value-type="float" office:value="0.099868" calcext:value-type="float">
            <text:p>0.099868</text:p>
          </table:table-cell>
          <table:table-cell office:value-type="float" office:value="0.193665" calcext:value-type="float">
            <text:p>0.193665</text:p>
          </table:table-cell>
          <table:table-cell office:value-type="float" office:value="0.013841" calcext:value-type="float">
            <text:p>0.013841</text:p>
          </table:table-cell>
          <table:table-cell office:value-type="float" office:value="0.096168" calcext:value-type="float">
            <text:p>0.096168</text:p>
          </table:table-cell>
          <table:table-cell office:value-type="float" office:value="0.017376" calcext:value-type="float">
            <text:p>0.017376</text:p>
          </table:table-cell>
          <table:table-cell office:value-type="float" office:value="0.061501" calcext:value-type="float">
            <text:p>0.061501</text:p>
          </table:table-cell>
          <table:table-cell office:value-type="float" office:value="0.091277" calcext:value-type="float">
            <text:p>0.091277</text:p>
          </table:table-cell>
          <table:table-cell table:formula="of:=AVERAGE([.B22:.K22])" office:value-type="float" office:value="0.0778351" calcext:value-type="float">
            <text:p>0.0778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0727" calcext:value-type="float">
            <text:p>0.300727</text:p>
          </table:table-cell>
          <table:table-cell office:value-type="float" office:value="0.227806" calcext:value-type="float">
            <text:p>0.227806</text:p>
          </table:table-cell>
          <table:table-cell office:value-type="float" office:value="0.054996" calcext:value-type="float">
            <text:p>0.054996</text:p>
          </table:table-cell>
          <table:table-cell office:value-type="float" office:value="0.032632" calcext:value-type="float">
            <text:p>0.032632</text:p>
          </table:table-cell>
          <table:table-cell office:value-type="float" office:value="0.196214" calcext:value-type="float">
            <text:p>0.196214</text:p>
          </table:table-cell>
          <table:table-cell office:value-type="float" office:value="0.045485" calcext:value-type="float">
            <text:p>0.045485</text:p>
          </table:table-cell>
          <table:table-cell office:value-type="float" office:value="0.133708" calcext:value-type="float">
            <text:p>0.133708</text:p>
          </table:table-cell>
          <table:table-cell office:value-type="float" office:value="0.087671" calcext:value-type="float">
            <text:p>0.087671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0.064103" calcext:value-type="float">
            <text:p>0.064103</text:p>
          </table:table-cell>
          <table:table-cell table:formula="of:=AVERAGE([.B23:.K23])" office:value-type="float" office:value="0.1152006" calcext:value-type="float">
            <text:p>0.1152006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Both loops</text:p>
          </table:table-cell>
          <table:covered-table-cell table:number-columns-repeated="11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000832" calcext:value-type="float">
            <text:p>0.000832</text:p>
          </table:table-cell>
          <table:table-cell table:formula="of:=AVERAGE([.B27:.K27])" office:value-type="float" office:value="0.0012059" calcext:value-type="float">
            <text:p>0.0012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.001599" calcext:value-type="float">
            <text:p>0.001599</text:p>
          </table:table-cell>
          <table:table-cell table:formula="of:=AVERAGE([.B28:.K28])" office:value-type="float" office:value="0.0016951" calcext:value-type="float">
            <text:p>0.00169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1938" calcext:value-type="float">
            <text:p>0.001938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.002502" calcext:value-type="float">
            <text:p>0.002502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002872" calcext:value-type="float">
            <text:p>0.002872</text:p>
          </table:table-cell>
          <table:table-cell table:formula="of:=AVERAGE([.B29:.K29])" office:value-type="float" office:value="0.0019903" calcext:value-type="float">
            <text:p>0.00199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979" calcext:value-type="float">
            <text:p>0.05979</text:p>
          </table:table-cell>
          <table:table-cell office:value-type="float" office:value="0.002132" calcext:value-type="float">
            <text:p>0.002132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.002208" calcext:value-type="float">
            <text:p>0.002208</text:p>
          </table:table-cell>
          <table:table-cell office:value-type="float" office:value="0.002226" calcext:value-type="float">
            <text:p>0.002226</text:p>
          </table:table-cell>
          <table:table-cell office:value-type="float" office:value="0.002191" calcext:value-type="float">
            <text:p>0.002191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703" calcext:value-type="float">
            <text:p>0.003703</text:p>
          </table:table-cell>
          <table:table-cell table:formula="of:=AVERAGE([.B30:.K30])" office:value-type="float" office:value="0.0081483" calcext:value-type="float">
            <text:p>0.00814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1134" calcext:value-type="float">
            <text:p>0.081134</text:p>
          </table:table-cell>
          <table:table-cell office:value-type="float" office:value="0.002198" calcext:value-type="float">
            <text:p>0.002198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0.07876" calcext:value-type="float">
            <text:p>0.07876</text:p>
          </table:table-cell>
          <table:table-cell office:value-type="float" office:value="0.167813" calcext:value-type="float">
            <text:p>0.167813</text:p>
          </table:table-cell>
          <table:table-cell office:value-type="float" office:value="0.089502" calcext:value-type="float">
            <text:p>0.089502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197854" calcext:value-type="float">
            <text:p>0.197854</text:p>
          </table:table-cell>
          <table:table-cell office:value-type="float" office:value="0.104718" calcext:value-type="float">
            <text:p>0.104718</text:p>
          </table:table-cell>
          <table:table-cell table:formula="of:=AVERAGE([.B31:.K31])" office:value-type="float" office:value="0.0733735" calcext:value-type="float">
            <text:p>0.0733735</text:p>
          </table:table-cell>
        </table:table-row>
      </table:table>
      <table:table table:name="VM2" table:style-name="ta1">
        <table:shapes>
          <draw:frame draw:z-index="0" draw:style-name="gr1" draw:text-style-name="P1" svg:width="6.298in" svg:height="4.235in" svg:x="2.0161in" svg:y="5.9504in">
            <draw:object draw:notify-on-update-of-ranges="VM2.F33:VM2.F33 VM2.A27:VM2.A31 VM2.A8:VM2.A8 VM2.L11:VM2.L15 VM2.A16:VM2.A16 VM2.L19:VM2.L23 VM2.A24:VM2.A24 VM2.L27:VM2.L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10" table:default-cell-style-name="ce5"/>
        <table:table-column table:style-name="co1" table:default-cell-style-name="ce15"/>
        <table:table-row table:style-name="ro1">
          <table:table-cell table:style-name="ce1" office:value-type="string" calcext:value-type="string" table:number-columns-spanned="12" table:number-rows-spanned="1">
            <text:p>Virtual Machine (CentOS, 1 core)</text:p>
          </table:table-cell>
          <table:covered-table-cell table:number-columns-repeated="4" table:style-name="Default"/>
          <table:covered-table-cell table:style-name="ce13"/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 table:number-columns-spanned="12" table:number-rows-spanned="1">
            <text:p>500 x 500 Matrix</text:p>
          </table:table-cell>
          <table:covered-table-cell table:number-columns-repeated="4" table:style-name="Default"/>
          <table:covered-table-cell table:style-name="ce14"/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 table:number-columns-spanned="12" table:number-rows-spanned="1">
            <text:p>No Parallelization</text:p>
          </table:table-cell>
          <table:covered-table-cell table:style-name="ce8"/>
          <table:covered-table-cell table:number-columns-repeated="10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5" office:value-type="string" calcext:value-type="string">
            <text:p>Runtime</text:p>
          </table:table-cell>
          <table:table-cell office:value-type="float" office:value="1.719752" calcext:value-type="float">
            <text:p>1.719752</text:p>
          </table:table-cell>
          <table:table-cell office:value-type="float" office:value="1.902226" calcext:value-type="float">
            <text:p>1.902226</text:p>
          </table:table-cell>
          <table:table-cell office:value-type="float" office:value="1.022684" calcext:value-type="float">
            <text:p>1.022684</text:p>
          </table:table-cell>
          <table:table-cell office:value-type="float" office:value="2.169936" calcext:value-type="float">
            <text:p>2.169936</text:p>
          </table:table-cell>
          <table:table-cell office:value-type="float" office:value="2.00158" calcext:value-type="float">
            <text:p>2.00158</text:p>
          </table:table-cell>
          <table:table-cell office:value-type="float" office:value="1.517462" calcext:value-type="float">
            <text:p>1.517462</text:p>
          </table:table-cell>
          <table:table-cell office:value-type="float" office:value="1.755496" calcext:value-type="float">
            <text:p>1.755496</text:p>
          </table:table-cell>
          <table:table-cell office:value-type="float" office:value="1.069307" calcext:value-type="float">
            <text:p>1.069307</text:p>
          </table:table-cell>
          <table:table-cell office:value-type="float" office:value="1.342401" calcext:value-type="float">
            <text:p>1.342401</text:p>
          </table:table-cell>
          <table:table-cell office:value-type="float" office:value="1.89301" calcext:value-type="float">
            <text:p>1.89301</text:p>
          </table:table-cell>
          <table:table-cell table:formula="of:=AVERAGE([.B6:.K6])" office:value-type="float" office:value="1.6393854" calcext:value-type="float">
            <text:p>1.6393854</text:p>
          </table:table-cell>
        </table:table-row>
        <table:table-row table:style-name="ro1">
          <table:table-cell table:style-name="ce3" office:value-type="string" calcext:value-type="string" table:number-columns-spanned="12" table:number-rows-spanned="1">
            <text:p>Parallelization</text:p>
          </table:table-cell>
          <table:covered-table-cell table:number-columns-repeated="10"/>
          <table:covered-table-cell table:style-name="ce16"/>
        </table:table-row>
        <table:table-row table:style-name="ro1">
          <table:table-cell table:style-name="ce6" office:value-type="string" calcext:value-type="string" table:number-columns-spanned="12" table:number-rows-spanned="1">
            <text:p>Outer loop</text:p>
          </table:table-cell>
          <table:covered-table-cell table:style-name="ce11"/>
          <table:covered-table-cell table:number-columns-repeated="10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39064" calcext:value-type="float">
            <text:p>2.039064</text:p>
          </table:table-cell>
          <table:table-cell office:value-type="float" office:value="2.166412" calcext:value-type="float">
            <text:p>2.166412</text:p>
          </table:table-cell>
          <table:table-cell office:value-type="float" office:value="2.192016" calcext:value-type="float">
            <text:p>2.192016</text:p>
          </table:table-cell>
          <table:table-cell office:value-type="float" office:value="2.285502" calcext:value-type="float">
            <text:p>2.285502</text:p>
          </table:table-cell>
          <table:table-cell office:value-type="float" office:value="1.087064" calcext:value-type="float">
            <text:p>1.087064</text:p>
          </table:table-cell>
          <table:table-cell office:value-type="float" office:value="2.065827" calcext:value-type="float">
            <text:p>2.065827</text:p>
          </table:table-cell>
          <table:table-cell office:value-type="float" office:value="1.243279" calcext:value-type="float">
            <text:p>1.243279</text:p>
          </table:table-cell>
          <table:table-cell office:value-type="float" office:value="1.514817" calcext:value-type="float">
            <text:p>1.514817</text:p>
          </table:table-cell>
          <table:table-cell office:value-type="float" office:value="1.105948" calcext:value-type="float">
            <text:p>1.105948</text:p>
          </table:table-cell>
          <table:table-cell office:value-type="float" office:value="2.266282" calcext:value-type="float">
            <text:p>2.266282</text:p>
          </table:table-cell>
          <table:table-cell table:formula="of:=AVERAGE([.B11:.K11])" office:value-type="float" office:value="1.7966211" calcext:value-type="float">
            <text:p>1.7966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98443" calcext:value-type="float">
            <text:p>1.898443</text:p>
          </table:table-cell>
          <table:table-cell office:value-type="float" office:value="2.252455" calcext:value-type="float">
            <text:p>2.252455</text:p>
          </table:table-cell>
          <table:table-cell office:value-type="float" office:value="1.473667" calcext:value-type="float">
            <text:p>1.473667</text:p>
          </table:table-cell>
          <table:table-cell office:value-type="float" office:value="2.741891" calcext:value-type="float">
            <text:p>2.741891</text:p>
          </table:table-cell>
          <table:table-cell office:value-type="float" office:value="1.555484" calcext:value-type="float">
            <text:p>1.555484</text:p>
          </table:table-cell>
          <table:table-cell office:value-type="float" office:value="2.456329" calcext:value-type="float">
            <text:p>2.456329</text:p>
          </table:table-cell>
          <table:table-cell office:value-type="float" office:value="2.408685" calcext:value-type="float">
            <text:p>2.408685</text:p>
          </table:table-cell>
          <table:table-cell office:value-type="float" office:value="2.146422" calcext:value-type="float">
            <text:p>2.146422</text:p>
          </table:table-cell>
          <table:table-cell office:value-type="float" office:value="2.418402" calcext:value-type="float">
            <text:p>2.418402</text:p>
          </table:table-cell>
          <table:table-cell office:value-type="float" office:value="1.520421" calcext:value-type="float">
            <text:p>1.520421</text:p>
          </table:table-cell>
          <table:table-cell table:formula="of:=AVERAGE([.B12:.K12])" office:value-type="float" office:value="2.0872199" calcext:value-type="float">
            <text:p>2.0872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6353" calcext:value-type="float">
            <text:p>1.346353</text:p>
          </table:table-cell>
          <table:table-cell office:value-type="float" office:value="2.009933" calcext:value-type="float">
            <text:p>2.009933</text:p>
          </table:table-cell>
          <table:table-cell office:value-type="float" office:value="1.467184" calcext:value-type="float">
            <text:p>1.467184</text:p>
          </table:table-cell>
          <table:table-cell office:value-type="float" office:value="2.190855" calcext:value-type="float">
            <text:p>2.190855</text:p>
          </table:table-cell>
          <table:table-cell office:value-type="float" office:value="2.123463" calcext:value-type="float">
            <text:p>2.123463</text:p>
          </table:table-cell>
          <table:table-cell office:value-type="float" office:value="1.482747" calcext:value-type="float">
            <text:p>1.482747</text:p>
          </table:table-cell>
          <table:table-cell office:value-type="float" office:value="1.27011" calcext:value-type="float">
            <text:p>1.27011</text:p>
          </table:table-cell>
          <table:table-cell office:value-type="float" office:value="2.029013" calcext:value-type="float">
            <text:p>2.029013</text:p>
          </table:table-cell>
          <table:table-cell office:value-type="float" office:value="1.247087" calcext:value-type="float">
            <text:p>1.247087</text:p>
          </table:table-cell>
          <table:table-cell office:value-type="float" office:value="2.055751" calcext:value-type="float">
            <text:p>2.055751</text:p>
          </table:table-cell>
          <table:table-cell table:formula="of:=AVERAGE([.B13:.K13])" office:value-type="float" office:value="1.7222496" calcext:value-type="float">
            <text:p>1.72224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19467" calcext:value-type="float">
            <text:p>1.319467</text:p>
          </table:table-cell>
          <table:table-cell office:value-type="float" office:value="1.657396" calcext:value-type="float">
            <text:p>1.657396</text:p>
          </table:table-cell>
          <table:table-cell office:value-type="float" office:value="1.450451" calcext:value-type="float">
            <text:p>1.450451</text:p>
          </table:table-cell>
          <table:table-cell office:value-type="float" office:value="1.07783" calcext:value-type="float">
            <text:p>1.07783</text:p>
          </table:table-cell>
          <table:table-cell office:value-type="float" office:value="1.409039" calcext:value-type="float">
            <text:p>1.409039</text:p>
          </table:table-cell>
          <table:table-cell office:value-type="float" office:value="1.601032" calcext:value-type="float">
            <text:p>1.601032</text:p>
          </table:table-cell>
          <table:table-cell office:value-type="float" office:value="1.268439" calcext:value-type="float">
            <text:p>1.268439</text:p>
          </table:table-cell>
          <table:table-cell office:value-type="float" office:value="1.935351" calcext:value-type="float">
            <text:p>1.935351</text:p>
          </table:table-cell>
          <table:table-cell office:value-type="float" office:value="1.836308" calcext:value-type="float">
            <text:p>1.836308</text:p>
          </table:table-cell>
          <table:table-cell office:value-type="float" office:value="1.08922" calcext:value-type="float">
            <text:p>1.08922</text:p>
          </table:table-cell>
          <table:table-cell table:formula="of:=AVERAGE([.B14:.K14])" office:value-type="float" office:value="1.4644533" calcext:value-type="float">
            <text:p>1.4644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93516" calcext:value-type="float">
            <text:p>1.793516</text:p>
          </table:table-cell>
          <table:table-cell office:value-type="float" office:value="1.773469" calcext:value-type="float">
            <text:p>1.773469</text:p>
          </table:table-cell>
          <table:table-cell office:value-type="float" office:value="1.396189" calcext:value-type="float">
            <text:p>1.396189</text:p>
          </table:table-cell>
          <table:table-cell office:value-type="float" office:value="1.578094" calcext:value-type="float">
            <text:p>1.578094</text:p>
          </table:table-cell>
          <table:table-cell office:value-type="float" office:value="1.299993" calcext:value-type="float">
            <text:p>1.299993</text:p>
          </table:table-cell>
          <table:table-cell office:value-type="float" office:value="1.116556" calcext:value-type="float">
            <text:p>1.116556</text:p>
          </table:table-cell>
          <table:table-cell office:value-type="float" office:value="1.413485" calcext:value-type="float">
            <text:p>1.413485</text:p>
          </table:table-cell>
          <table:table-cell office:value-type="float" office:value="2.178029" calcext:value-type="float">
            <text:p>2.178029</text:p>
          </table:table-cell>
          <table:table-cell office:value-type="float" office:value="1.186094" calcext:value-type="float">
            <text:p>1.186094</text:p>
          </table:table-cell>
          <table:table-cell office:value-type="float" office:value="2.189598" calcext:value-type="float">
            <text:p>2.189598</text:p>
          </table:table-cell>
          <table:table-cell table:formula="of:=AVERAGE([.B15:.K15])" office:value-type="float" office:value="1.5925023" calcext:value-type="float">
            <text:p>1.5925023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Middle loop</text:p>
          </table:table-cell>
          <table:covered-table-cell table:number-columns-repeated="11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86634" calcext:value-type="float">
            <text:p>2.686634</text:p>
          </table:table-cell>
          <table:table-cell office:value-type="float" office:value="1.226601" calcext:value-type="float">
            <text:p>1.226601</text:p>
          </table:table-cell>
          <table:table-cell office:value-type="float" office:value="1.935247" calcext:value-type="float">
            <text:p>1.935247</text:p>
          </table:table-cell>
          <table:table-cell office:value-type="float" office:value="1.420296" calcext:value-type="float">
            <text:p>1.420296</text:p>
          </table:table-cell>
          <table:table-cell office:value-type="float" office:value="1.204919" calcext:value-type="float">
            <text:p>1.204919</text:p>
          </table:table-cell>
          <table:table-cell office:value-type="float" office:value="2.588396" calcext:value-type="float">
            <text:p>2.588396</text:p>
          </table:table-cell>
          <table:table-cell office:value-type="float" office:value="1.429633" calcext:value-type="float">
            <text:p>1.429633</text:p>
          </table:table-cell>
          <table:table-cell office:value-type="float" office:value="2.076646" calcext:value-type="float">
            <text:p>2.076646</text:p>
          </table:table-cell>
          <table:table-cell office:value-type="float" office:value="2.645608" calcext:value-type="float">
            <text:p>2.645608</text:p>
          </table:table-cell>
          <table:table-cell office:value-type="float" office:value="1.390531" calcext:value-type="float">
            <text:p>1.390531</text:p>
          </table:table-cell>
          <table:table-cell table:formula="of:=AVERAGE([.B19:.K19])" office:value-type="float" office:value="1.8604511" calcext:value-type="float">
            <text:p>1.8604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07663" calcext:value-type="float">
            <text:p>1.907663</text:p>
          </table:table-cell>
          <table:table-cell office:value-type="float" office:value="1.70724" calcext:value-type="float">
            <text:p>1.70724</text:p>
          </table:table-cell>
          <table:table-cell office:value-type="float" office:value="2.22648" calcext:value-type="float">
            <text:p>2.22648</text:p>
          </table:table-cell>
          <table:table-cell office:value-type="float" office:value="2.169527" calcext:value-type="float">
            <text:p>2.169527</text:p>
          </table:table-cell>
          <table:table-cell office:value-type="float" office:value="2.000011" calcext:value-type="float">
            <text:p>2.000011</text:p>
          </table:table-cell>
          <table:table-cell office:value-type="float" office:value="2.124177" calcext:value-type="float">
            <text:p>2.124177</text:p>
          </table:table-cell>
          <table:table-cell office:value-type="float" office:value="1.233417" calcext:value-type="float">
            <text:p>1.233417</text:p>
          </table:table-cell>
          <table:table-cell office:value-type="float" office:value="2.117579" calcext:value-type="float">
            <text:p>2.117579</text:p>
          </table:table-cell>
          <table:table-cell office:value-type="float" office:value="2.129046" calcext:value-type="float">
            <text:p>2.129046</text:p>
          </table:table-cell>
          <table:table-cell office:value-type="float" office:value="2.143784" calcext:value-type="float">
            <text:p>2.143784</text:p>
          </table:table-cell>
          <table:table-cell table:formula="of:=AVERAGE([.B20:.K20])" office:value-type="float" office:value="1.9758924" calcext:value-type="float">
            <text:p>1.97589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61337" calcext:value-type="float">
            <text:p>1.761337</text:p>
          </table:table-cell>
          <table:table-cell office:value-type="float" office:value="1.708752" calcext:value-type="float">
            <text:p>1.708752</text:p>
          </table:table-cell>
          <table:table-cell office:value-type="float" office:value="1.618048" calcext:value-type="float">
            <text:p>1.618048</text:p>
          </table:table-cell>
          <table:table-cell office:value-type="float" office:value="1.259781" calcext:value-type="float">
            <text:p>1.259781</text:p>
          </table:table-cell>
          <table:table-cell office:value-type="float" office:value="1.275621" calcext:value-type="float">
            <text:p>1.275621</text:p>
          </table:table-cell>
          <table:table-cell office:value-type="float" office:value="1.255638" calcext:value-type="float">
            <text:p>1.255638</text:p>
          </table:table-cell>
          <table:table-cell office:value-type="float" office:value="1.422957" calcext:value-type="float">
            <text:p>1.422957</text:p>
          </table:table-cell>
          <table:table-cell office:value-type="float" office:value="1.984004" calcext:value-type="float">
            <text:p>1.984004</text:p>
          </table:table-cell>
          <table:table-cell office:value-type="float" office:value="1.258511" calcext:value-type="float">
            <text:p>1.258511</text:p>
          </table:table-cell>
          <table:table-cell office:value-type="float" office:value="1.227801" calcext:value-type="float">
            <text:p>1.227801</text:p>
          </table:table-cell>
          <table:table-cell table:formula="of:=AVERAGE([.B21:.K21])" office:value-type="float" office:value="1.477245" calcext:value-type="float">
            <text:p>1.4772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48081" calcext:value-type="float">
            <text:p>1.648081</text:p>
          </table:table-cell>
          <table:table-cell office:value-type="float" office:value="1.506406" calcext:value-type="float">
            <text:p>1.506406</text:p>
          </table:table-cell>
          <table:table-cell office:value-type="float" office:value="1.541073" calcext:value-type="float">
            <text:p>1.541073</text:p>
          </table:table-cell>
          <table:table-cell office:value-type="float" office:value="2.41589" calcext:value-type="float">
            <text:p>2.41589</text:p>
          </table:table-cell>
          <table:table-cell office:value-type="float" office:value="1.682889" calcext:value-type="float">
            <text:p>1.682889</text:p>
          </table:table-cell>
          <table:table-cell office:value-type="float" office:value="1.77646" calcext:value-type="float">
            <text:p>1.77646</text:p>
          </table:table-cell>
          <table:table-cell office:value-type="float" office:value="2.537828" calcext:value-type="float">
            <text:p>2.537828</text:p>
          </table:table-cell>
          <table:table-cell office:value-type="float" office:value="1.528338" calcext:value-type="float">
            <text:p>1.528338</text:p>
          </table:table-cell>
          <table:table-cell office:value-type="float" office:value="1.496696" calcext:value-type="float">
            <text:p>1.496696</text:p>
          </table:table-cell>
          <table:table-cell office:value-type="float" office:value="1.684786" calcext:value-type="float">
            <text:p>1.684786</text:p>
          </table:table-cell>
          <table:table-cell table:formula="of:=AVERAGE([.B22:.K22])" office:value-type="float" office:value="1.7818447" calcext:value-type="float">
            <text:p>1.78184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62503" calcext:value-type="float">
            <text:p>1.862503</text:p>
          </table:table-cell>
          <table:table-cell office:value-type="float" office:value="1.609592" calcext:value-type="float">
            <text:p>1.609592</text:p>
          </table:table-cell>
          <table:table-cell office:value-type="float" office:value="2.101726" calcext:value-type="float">
            <text:p>2.101726</text:p>
          </table:table-cell>
          <table:table-cell office:value-type="float" office:value="1.747998" calcext:value-type="float">
            <text:p>1.747998</text:p>
          </table:table-cell>
          <table:table-cell office:value-type="float" office:value="1.907778" calcext:value-type="float">
            <text:p>1.907778</text:p>
          </table:table-cell>
          <table:table-cell office:value-type="float" office:value="1.785638" calcext:value-type="float">
            <text:p>1.785638</text:p>
          </table:table-cell>
          <table:table-cell office:value-type="float" office:value="2.133215" calcext:value-type="float">
            <text:p>2.133215</text:p>
          </table:table-cell>
          <table:table-cell office:value-type="float" office:value="1.963407" calcext:value-type="float">
            <text:p>1.963407</text:p>
          </table:table-cell>
          <table:table-cell office:value-type="float" office:value="2.61932" calcext:value-type="float">
            <text:p>2.61932</text:p>
          </table:table-cell>
          <table:table-cell office:value-type="float" office:value="2.72926" calcext:value-type="float">
            <text:p>2.72926</text:p>
          </table:table-cell>
          <table:table-cell table:formula="of:=AVERAGE([.B23:.K23])" office:value-type="float" office:value="2.0460437" calcext:value-type="float">
            <text:p>2.0460437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Both loops</text:p>
          </table:table-cell>
          <table:covered-table-cell table:number-columns-repeated="11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91036" calcext:value-type="float">
            <text:p>1.491036</text:p>
          </table:table-cell>
          <table:table-cell office:value-type="float" office:value="1.773662" calcext:value-type="float">
            <text:p>1.773662</text:p>
          </table:table-cell>
          <table:table-cell office:value-type="float" office:value="2.030408" calcext:value-type="float">
            <text:p>2.030408</text:p>
          </table:table-cell>
          <table:table-cell office:value-type="float" office:value="2.278923" calcext:value-type="float">
            <text:p>2.278923</text:p>
          </table:table-cell>
          <table:table-cell office:value-type="float" office:value="1.15832" calcext:value-type="float">
            <text:p>1.15832</text:p>
          </table:table-cell>
          <table:table-cell office:value-type="float" office:value="1.35186" calcext:value-type="float">
            <text:p>1.35186</text:p>
          </table:table-cell>
          <table:table-cell office:value-type="float" office:value="1.640275" calcext:value-type="float">
            <text:p>1.640275</text:p>
          </table:table-cell>
          <table:table-cell office:value-type="float" office:value="1.166412" calcext:value-type="float">
            <text:p>1.166412</text:p>
          </table:table-cell>
          <table:table-cell office:value-type="float" office:value="1.262702" calcext:value-type="float">
            <text:p>1.262702</text:p>
          </table:table-cell>
          <table:table-cell office:value-type="float" office:value="1.509832" calcext:value-type="float">
            <text:p>1.509832</text:p>
          </table:table-cell>
          <table:table-cell table:formula="of:=AVERAGE([.B27:.K27])" office:value-type="float" office:value="1.566343" calcext:value-type="float">
            <text:p>1.566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5838" calcext:value-type="float">
            <text:p>1.505838</text:p>
          </table:table-cell>
          <table:table-cell office:value-type="float" office:value="1.961798" calcext:value-type="float">
            <text:p>1.961798</text:p>
          </table:table-cell>
          <table:table-cell office:value-type="float" office:value="2.446182" calcext:value-type="float">
            <text:p>2.446182</text:p>
          </table:table-cell>
          <table:table-cell office:value-type="float" office:value="1.340081" calcext:value-type="float">
            <text:p>1.340081</text:p>
          </table:table-cell>
          <table:table-cell office:value-type="float" office:value="2.476721" calcext:value-type="float">
            <text:p>2.476721</text:p>
          </table:table-cell>
          <table:table-cell office:value-type="float" office:value="1.381052" calcext:value-type="float">
            <text:p>1.381052</text:p>
          </table:table-cell>
          <table:table-cell office:value-type="float" office:value="1.284426" calcext:value-type="float">
            <text:p>1.284426</text:p>
          </table:table-cell>
          <table:table-cell office:value-type="float" office:value="1.251715" calcext:value-type="float">
            <text:p>1.251715</text:p>
          </table:table-cell>
          <table:table-cell table:number-columns-repeated="2" office:value-type="float" office:value="1.567275" calcext:value-type="float">
            <text:p>1.567275</text:p>
          </table:table-cell>
          <table:table-cell table:formula="of:=AVERAGE([.B28:.K28])" office:value-type="float" office:value="1.6782363" calcext:value-type="float">
            <text:p>1.6782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99656" calcext:value-type="float">
            <text:p>1.399656</text:p>
          </table:table-cell>
          <table:table-cell office:value-type="float" office:value="1.707804" calcext:value-type="float">
            <text:p>1.707804</text:p>
          </table:table-cell>
          <table:table-cell office:value-type="float" office:value="2.192051" calcext:value-type="float">
            <text:p>2.192051</text:p>
          </table:table-cell>
          <table:table-cell office:value-type="float" office:value="1.541177" calcext:value-type="float">
            <text:p>1.541177</text:p>
          </table:table-cell>
          <table:table-cell office:value-type="float" office:value="1.172637" calcext:value-type="float">
            <text:p>1.172637</text:p>
          </table:table-cell>
          <table:table-cell office:value-type="float" office:value="1.503147" calcext:value-type="float">
            <text:p>1.503147</text:p>
          </table:table-cell>
          <table:table-cell office:value-type="float" office:value="1.311624" calcext:value-type="float">
            <text:p>1.311624</text:p>
          </table:table-cell>
          <table:table-cell office:value-type="float" office:value="1.361664" calcext:value-type="float">
            <text:p>1.361664</text:p>
          </table:table-cell>
          <table:table-cell office:value-type="float" office:value="1.789332" calcext:value-type="float">
            <text:p>1.789332</text:p>
          </table:table-cell>
          <table:table-cell office:value-type="float" office:value="1.803276" calcext:value-type="float">
            <text:p>1.803276</text:p>
          </table:table-cell>
          <table:table-cell table:formula="of:=AVERAGE([.B29:.K29])" office:value-type="float" office:value="1.5782368" calcext:value-type="float">
            <text:p>1.5782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08886" calcext:value-type="float">
            <text:p>1.308886</text:p>
          </table:table-cell>
          <table:table-cell office:value-type="float" office:value="1.319395" calcext:value-type="float">
            <text:p>1.319395</text:p>
          </table:table-cell>
          <table:table-cell office:value-type="float" office:value="1.549243" calcext:value-type="float">
            <text:p>1.549243</text:p>
          </table:table-cell>
          <table:table-cell office:value-type="float" office:value="1.158098" calcext:value-type="float">
            <text:p>1.158098</text:p>
          </table:table-cell>
          <table:table-cell office:value-type="float" office:value="1.162392" calcext:value-type="float">
            <text:p>1.162392</text:p>
          </table:table-cell>
          <table:table-cell office:value-type="float" office:value="1.434914" calcext:value-type="float">
            <text:p>1.434914</text:p>
          </table:table-cell>
          <table:table-cell office:value-type="float" office:value="1.149898" calcext:value-type="float">
            <text:p>1.149898</text:p>
          </table:table-cell>
          <table:table-cell office:value-type="float" office:value="1.15685" calcext:value-type="float">
            <text:p>1.15685</text:p>
          </table:table-cell>
          <table:table-cell office:value-type="float" office:value="1.897666" calcext:value-type="float">
            <text:p>1.897666</text:p>
          </table:table-cell>
          <table:table-cell office:value-type="float" office:value="1.588041" calcext:value-type="float">
            <text:p>1.588041</text:p>
          </table:table-cell>
          <table:table-cell table:formula="of:=AVERAGE([.B30:.K30])" office:value-type="float" office:value="1.3725383" calcext:value-type="float">
            <text:p>1.37253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11002" calcext:value-type="float">
            <text:p>1.311002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2.07215" calcext:value-type="float">
            <text:p>2.07215</text:p>
          </table:table-cell>
          <table:table-cell office:value-type="float" office:value="1.165931" calcext:value-type="float">
            <text:p>1.165931</text:p>
          </table:table-cell>
          <table:table-cell office:value-type="float" office:value="1.471796" calcext:value-type="float">
            <text:p>1.471796</text:p>
          </table:table-cell>
          <table:table-cell office:value-type="float" office:value="1.132022" calcext:value-type="float">
            <text:p>1.132022</text:p>
          </table:table-cell>
          <table:table-cell office:value-type="float" office:value="1.1409" calcext:value-type="float">
            <text:p>1.1409</text:p>
          </table:table-cell>
          <table:table-cell office:value-type="float" office:value="1.147195" calcext:value-type="float">
            <text:p>1.147195</text:p>
          </table:table-cell>
          <table:table-cell office:value-type="float" office:value="1.204457" calcext:value-type="float">
            <text:p>1.204457</text:p>
          </table:table-cell>
          <table:table-cell office:value-type="float" office:value="1.206932" calcext:value-type="float">
            <text:p>1.206932</text:p>
          </table:table-cell>
          <table:table-cell table:formula="of:=AVERAGE([.B31:.K31])" office:value-type="float" office:value="1.3086535" calcext:value-type="float">
            <text:p>1.3086535</text:p>
          </table:table-cell>
        </table:table-row>
        <table:table-row table:style-name="ro1">
          <table:table-cell table:style-name="ce4" table:number-columns-repeated="12"/>
        </table:table-row>
      </table:table>
      <table:table table:name="Dingo1" table:style-name="ta1">
        <table:shapes>
          <draw:frame draw:z-index="0" draw:style-name="gr1" draw:text-style-name="P1" svg:width="6.9157in" svg:height="4.3606in" svg:x="1.9839in" svg:y="5.9504in">
            <draw:object draw:notify-on-update-of-ranges="Dingo1.G35:Dingo1.G35 Dingo1.A27:Dingo1.A31 Dingo1.A8:Dingo1.A8 Dingo1.L11:Dingo1.L15 Dingo1.A16:Dingo1.A16 Dingo1.L19:Dingo1.L23 Dingo1.A24:Dingo1.A24 Dingo1.L27:Dingo1.L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10" table:default-cell-style-name="ce5"/>
        <table:table-column table:style-name="co1" table:default-cell-style-name="ce15"/>
        <table:table-row table:style-name="ro1">
          <table:table-cell table:style-name="ce1" office:value-type="string" calcext:value-type="string" table:number-columns-spanned="12" table:number-rows-spanned="1">
            <text:p>Dingo</text:p>
          </table:table-cell>
          <table:covered-table-cell table:number-columns-repeated="4" table:style-name="Default"/>
          <table:covered-table-cell table:style-name="ce13"/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 table:number-columns-spanned="12" table:number-rows-spanned="1">
            <text:p>50 x 50 Matrix</text:p>
          </table:table-cell>
          <table:covered-table-cell table:number-columns-repeated="4" table:style-name="Default"/>
          <table:covered-table-cell table:style-name="ce14"/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 table:number-columns-spanned="12" table:number-rows-spanned="1">
            <text:p>No Parallelization</text:p>
          </table:table-cell>
          <table:covered-table-cell table:style-name="ce8"/>
          <table:covered-table-cell table:number-columns-repeated="10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5" office:value-type="string" calcext:value-type="string">
            <text:p>Runtime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1228" calcext:value-type="float">
            <text:p>0.001228</text:p>
          </table:table-cell>
          <table:table-cell table:formula="of:=AVERAGE([.B6:.K6])" office:value-type="float" office:value="0.0012585" calcext:value-type="float">
            <text:p>0.0012585</text:p>
          </table:table-cell>
        </table:table-row>
        <table:table-row table:style-name="ro1">
          <table:table-cell table:style-name="ce3" office:value-type="string" calcext:value-type="string" table:number-columns-spanned="12" table:number-rows-spanned="1">
            <text:p>Parallelization</text:p>
          </table:table-cell>
          <table:covered-table-cell table:number-columns-repeated="10"/>
          <table:covered-table-cell table:style-name="ce16"/>
        </table:table-row>
        <table:table-row table:style-name="ro1">
          <table:table-cell table:style-name="ce6" office:value-type="string" calcext:value-type="string" table:number-columns-spanned="12" table:number-rows-spanned="1">
            <text:p>Outer loop</text:p>
          </table:table-cell>
          <table:covered-table-cell table:style-name="ce11"/>
          <table:covered-table-cell table:number-columns-repeated="10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001456" calcext:value-type="float">
            <text:p>0.001456</text:p>
          </table:table-cell>
          <table:table-cell table:formula="of:=AVERAGE([.B11:.K11])" office:value-type="float" office:value="0.0014075" calcext:value-type="float">
            <text:p>0.0014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.001833" calcext:value-type="float">
            <text:p>0.001833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2721" calcext:value-type="float">
            <text:p>0.002721</text:p>
          </table:table-cell>
          <table:table-cell table:formula="of:=AVERAGE([.B12:.K12])" office:value-type="float" office:value="0.0021687" calcext:value-type="float">
            <text:p>0.0021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318" calcext:value-type="float">
            <text:p>0.004318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04432" calcext:value-type="float">
            <text:p>0.004432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00229" calcext:value-type="float">
            <text:p>0.00229</text:p>
          </table:table-cell>
          <table:table-cell table:formula="of:=AVERAGE([.B13:.K13])" office:value-type="float" office:value="0.0039342" calcext:value-type="float">
            <text:p>0.0039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12664" calcext:value-type="float">
            <text:p>0.012664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0.006992" calcext:value-type="float">
            <text:p>0.00699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6669" calcext:value-type="float">
            <text:p>0.006669</text:p>
          </table:table-cell>
          <table:table-cell office:value-type="float" office:value="0.005747" calcext:value-type="float">
            <text:p>0.005747</text:p>
          </table:table-cell>
          <table:table-cell office:value-type="float" office:value="0.011082" calcext:value-type="float">
            <text:p>0.011082</text:p>
          </table:table-cell>
          <table:table-cell office:value-type="float" office:value="0.006229" calcext:value-type="float">
            <text:p>0.006229</text:p>
          </table:table-cell>
          <table:table-cell office:value-type="float" office:value="0.035263" calcext:value-type="float">
            <text:p>0.035263</text:p>
          </table:table-cell>
          <table:table-cell table:formula="of:=AVERAGE([.B14:.K14])" office:value-type="float" office:value="0.0113299" calcext:value-type="float">
            <text:p>0.01132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755" calcext:value-type="float">
            <text:p>0.007755</text:p>
          </table:table-cell>
          <table:table-cell office:value-type="float" office:value="0.025813" calcext:value-type="float">
            <text:p>0.025813</text:p>
          </table:table-cell>
          <table:table-cell office:value-type="float" office:value="0.012796" calcext:value-type="float">
            <text:p>0.012796</text:p>
          </table:table-cell>
          <table:table-cell office:value-type="float" office:value="0.028057" calcext:value-type="float">
            <text:p>0.028057</text:p>
          </table:table-cell>
          <table:table-cell office:value-type="float" office:value="0.007008" calcext:value-type="float">
            <text:p>0.007008</text:p>
          </table:table-cell>
          <table:table-cell office:value-type="float" office:value="0.033524" calcext:value-type="float">
            <text:p>0.033524</text:p>
          </table:table-cell>
          <table:table-cell office:value-type="float" office:value="0.086206" calcext:value-type="float">
            <text:p>0.086206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16748" calcext:value-type="float">
            <text:p>0.016748</text:p>
          </table:table-cell>
          <table:table-cell office:value-type="float" office:value="0.05043" calcext:value-type="float">
            <text:p>0.05043</text:p>
          </table:table-cell>
          <table:table-cell table:formula="of:=AVERAGE([.B15:.K15])" office:value-type="float" office:value="0.0276182" calcext:value-type="float">
            <text:p>0.0276182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Middle loop</text:p>
          </table:table-cell>
          <table:covered-table-cell table:number-columns-repeated="11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1518" calcext:value-type="float">
            <text:p>0.001518</text:p>
          </table:table-cell>
          <table:table-cell table:formula="of:=AVERAGE([.B19:.K19])" office:value-type="float" office:value="0.0017752" calcext:value-type="float">
            <text:p>0.0017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.003456" calcext:value-type="float">
            <text:p>0.003456</text:p>
          </table:table-cell>
          <table:table-cell table:formula="of:=AVERAGE([.B20:.K20])" office:value-type="float" office:value="0.0023948" calcext:value-type="float">
            <text:p>0.00239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4249" calcext:value-type="float">
            <text:p>0.004249</text:p>
          </table:table-cell>
          <table:table-cell office:value-type="float" office:value="0.011512" calcext:value-type="float">
            <text:p>0.011512</text:p>
          </table:table-cell>
          <table:table-cell office:value-type="float" office:value="0.004685" calcext:value-type="float">
            <text:p>0.004685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11533" calcext:value-type="float">
            <text:p>0.011533</text:p>
          </table:table-cell>
          <table:table-cell office:value-type="float" office:value="0.005754" calcext:value-type="float">
            <text:p>0.005754</text:p>
          </table:table-cell>
          <table:table-cell office:value-type="float" office:value="0.0045" calcext:value-type="float">
            <text:p>0.0045</text:p>
          </table:table-cell>
          <table:table-cell table:formula="of:=AVERAGE([.B21:.K21])" office:value-type="float" office:value="0.0057763" calcext:value-type="float">
            <text:p>0.00577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.028678" calcext:value-type="float">
            <text:p>0.028678</text:p>
          </table:table-cell>
          <table:table-cell office:value-type="float" office:value="0.017723" calcext:value-type="float">
            <text:p>0.017723</text:p>
          </table:table-cell>
          <table:table-cell office:value-type="float" office:value="0.014549" calcext:value-type="float">
            <text:p>0.014549</text:p>
          </table:table-cell>
          <table:table-cell office:value-type="float" office:value="0.012562" calcext:value-type="float">
            <text:p>0.012562</text:p>
          </table:table-cell>
          <table:table-cell office:value-type="float" office:value="0.027141" calcext:value-type="float">
            <text:p>0.027141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72883" calcext:value-type="float">
            <text:p>0.072883</text:p>
          </table:table-cell>
          <table:table-cell table:formula="of:=AVERAGE([.B22:.K22])" office:value-type="float" office:value="0.021097" calcext:value-type="float">
            <text:p>0.0210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6255" calcext:value-type="float">
            <text:p>0.126255</text:p>
          </table:table-cell>
          <table:table-cell office:value-type="float" office:value="0.12979" calcext:value-type="float">
            <text:p>0.12979</text:p>
          </table:table-cell>
          <table:table-cell office:value-type="float" office:value="0.062474" calcext:value-type="float">
            <text:p>0.062474</text:p>
          </table:table-cell>
          <table:table-cell office:value-type="float" office:value="0.019405" calcext:value-type="float">
            <text:p>0.019405</text:p>
          </table:table-cell>
          <table:table-cell office:value-type="float" office:value="0.070008" calcext:value-type="float">
            <text:p>0.070008</text:p>
          </table:table-cell>
          <table:table-cell office:value-type="float" office:value="0.088001" calcext:value-type="float">
            <text:p>0.088001</text:p>
          </table:table-cell>
          <table:table-cell office:value-type="float" office:value="0.022635" calcext:value-type="float">
            <text:p>0.022635</text:p>
          </table:table-cell>
          <table:table-cell office:value-type="float" office:value="0.043957" calcext:value-type="float">
            <text:p>0.043957</text:p>
          </table:table-cell>
          <table:table-cell office:value-type="float" office:value="0.059983" calcext:value-type="float">
            <text:p>0.059983</text:p>
          </table:table-cell>
          <table:table-cell office:value-type="float" office:value="0.033654" calcext:value-type="float">
            <text:p>0.033654</text:p>
          </table:table-cell>
          <table:table-cell table:formula="of:=AVERAGE([.B23:.K23])" office:value-type="float" office:value="0.0656162" calcext:value-type="float">
            <text:p>0.0656162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Both loops</text:p>
          </table:table-cell>
          <table:covered-table-cell table:number-columns-repeated="11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559" calcext:value-type="float">
            <text:p>0.001559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001806" calcext:value-type="float">
            <text:p>0.001806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0.001743" calcext:value-type="float">
            <text:p>0.001743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1599" calcext:value-type="float">
            <text:p>0.001599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001569" calcext:value-type="float">
            <text:p>0.001569</text:p>
          </table:table-cell>
          <table:table-cell table:formula="of:=AVERAGE([.B27:.K27])" office:value-type="float" office:value="0.0016481" calcext:value-type="float">
            <text:p>0.0016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2388" calcext:value-type="float">
            <text:p>0.002388</text:p>
          </table:table-cell>
          <table:table-cell office:value-type="float" office:value="0.006965" calcext:value-type="float">
            <text:p>0.006965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004576" calcext:value-type="float">
            <text:p>0.004576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424" calcext:value-type="float">
            <text:p>0.001424</text:p>
          </table:table-cell>
          <table:table-cell table:formula="of:=AVERAGE([.B28:.K28])" office:value-type="float" office:value="0.0028634" calcext:value-type="float">
            <text:p>0.00286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709" calcext:value-type="float">
            <text:p>0.004709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0.004857" calcext:value-type="float">
            <text:p>0.004857</text:p>
          </table:table-cell>
          <table:table-cell office:value-type="float" office:value="0.002847" calcext:value-type="float">
            <text:p>0.002847</text:p>
          </table:table-cell>
          <table:table-cell table:formula="of:=AVERAGE([.B29:.K29])" office:value-type="float" office:value="0.0039238" calcext:value-type="float">
            <text:p>0.0039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496" calcext:value-type="float">
            <text:p>0.004496</text:p>
          </table:table-cell>
          <table:table-cell office:value-type="float" office:value="0.010563" calcext:value-type="float">
            <text:p>0.010563</text:p>
          </table:table-cell>
          <table:table-cell office:value-type="float" office:value="0.016784" calcext:value-type="float">
            <text:p>0.016784</text:p>
          </table:table-cell>
          <table:table-cell office:value-type="float" office:value="0.013175" calcext:value-type="float">
            <text:p>0.013175</text:p>
          </table:table-cell>
          <table:table-cell office:value-type="float" office:value="0.010508" calcext:value-type="float">
            <text:p>0.010508</text:p>
          </table:table-cell>
          <table:table-cell office:value-type="float" office:value="0.00958" calcext:value-type="float">
            <text:p>0.00958</text:p>
          </table:table-cell>
          <table:table-cell office:value-type="float" office:value="0.035655" calcext:value-type="float">
            <text:p>0.035655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055638" calcext:value-type="float">
            <text:p>0.055638</text:p>
          </table:table-cell>
          <table:table-cell table:formula="of:=AVERAGE([.B30:.K30])" office:value-type="float" office:value="0.0178465" calcext:value-type="float">
            <text:p>0.0178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0812" calcext:value-type="float">
            <text:p>0.080812</text:p>
          </table:table-cell>
          <table:table-cell office:value-type="float" office:value="0.074172" calcext:value-type="float">
            <text:p>0.074172</text:p>
          </table:table-cell>
          <table:table-cell office:value-type="float" office:value="0.092802" calcext:value-type="float">
            <text:p>0.092802</text:p>
          </table:table-cell>
          <table:table-cell office:value-type="float" office:value="0.042536" calcext:value-type="float">
            <text:p>0.042536</text:p>
          </table:table-cell>
          <table:table-cell office:value-type="float" office:value="0.055808" calcext:value-type="float">
            <text:p>0.055808</text:p>
          </table:table-cell>
          <table:table-cell office:value-type="float" office:value="0.050603" calcext:value-type="float">
            <text:p>0.050603</text:p>
          </table:table-cell>
          <table:table-cell office:value-type="float" office:value="0.086925" calcext:value-type="float">
            <text:p>0.086925</text:p>
          </table:table-cell>
          <table:table-cell office:value-type="float" office:value="0.04374" calcext:value-type="float">
            <text:p>0.04374</text:p>
          </table:table-cell>
          <table:table-cell office:value-type="float" office:value="0.119587" calcext:value-type="float">
            <text:p>0.119587</text:p>
          </table:table-cell>
          <table:table-cell office:value-type="float" office:value="0.10334" calcext:value-type="float">
            <text:p>0.10334</text:p>
          </table:table-cell>
          <table:table-cell table:formula="of:=AVERAGE([.B31:.K31])" office:value-type="float" office:value="0.0750325" calcext:value-type="float">
            <text:p>0.0750325</text:p>
          </table:table-cell>
        </table:table-row>
        <table:table-row table:style-name="ro1">
          <table:table-cell table:style-name="ce4" table:number-columns-repeated="12"/>
        </table:table-row>
      </table:table>
      <table:table table:name="Dingo2" table:style-name="ta1">
        <table:shapes>
          <draw:frame draw:z-index="0" draw:style-name="gr1" draw:text-style-name="P1" svg:width="6.298in" svg:height="3.8378in" svg:x="2.1354in" svg:y="5.9815in">
            <draw:object draw:notify-on-update-of-ranges="Dingo2.F42:Dingo2.F42 Dingo2.A27:Dingo2.A31 Dingo2.A8:Dingo2.A8 Dingo2.L11:Dingo2.L15 Dingo2.A16:Dingo2.A16 Dingo2.L19:Dingo2.L23 Dingo2.A24:Dingo2.A24 Dingo2.L27:Dingo2.L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10" table:default-cell-style-name="ce5"/>
        <table:table-column table:style-name="co1" table:default-cell-style-name="ce15"/>
        <table:table-row table:style-name="ro1">
          <table:table-cell table:style-name="ce1" office:value-type="string" calcext:value-type="string" table:number-columns-spanned="12" table:number-rows-spanned="1">
            <text:p>Virtual Machine (CentOS)</text:p>
          </table:table-cell>
          <table:covered-table-cell table:number-columns-repeated="4" table:style-name="Default"/>
          <table:covered-table-cell table:style-name="ce13"/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 table:number-columns-spanned="12" table:number-rows-spanned="1">
            <text:p>500 x 500 Matrix</text:p>
          </table:table-cell>
          <table:covered-table-cell table:number-columns-repeated="4" table:style-name="Default"/>
          <table:covered-table-cell table:style-name="ce14"/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 table:number-columns-spanned="12" table:number-rows-spanned="1">
            <text:p>No Parallelization</text:p>
          </table:table-cell>
          <table:covered-table-cell table:style-name="ce8"/>
          <table:covered-table-cell table:number-columns-repeated="10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5" office:value-type="string" calcext:value-type="string">
            <text:p>Runtime</text:p>
          </table:table-cell>
          <table:table-cell office:value-type="float" office:value="1.552973" calcext:value-type="float">
            <text:p>1.552973</text:p>
          </table:table-cell>
          <table:table-cell office:value-type="float" office:value="1.025274" calcext:value-type="float">
            <text:p>1.025274</text:p>
          </table:table-cell>
          <table:table-cell office:value-type="float" office:value="1.093287" calcext:value-type="float">
            <text:p>1.093287</text:p>
          </table:table-cell>
          <table:table-cell office:value-type="float" office:value="1.04648" calcext:value-type="float">
            <text:p>1.04648</text:p>
          </table:table-cell>
          <table:table-cell office:value-type="float" office:value="1.845655" calcext:value-type="float">
            <text:p>1.845655</text:p>
          </table:table-cell>
          <table:table-cell office:value-type="float" office:value="1.732365" calcext:value-type="float">
            <text:p>1.732365</text:p>
          </table:table-cell>
          <table:table-cell office:value-type="float" office:value="1.371963" calcext:value-type="float">
            <text:p>1.371963</text:p>
          </table:table-cell>
          <table:table-cell office:value-type="float" office:value="1.691943" calcext:value-type="float">
            <text:p>1.691943</text:p>
          </table:table-cell>
          <table:table-cell office:value-type="float" office:value="1.241094" calcext:value-type="float">
            <text:p>1.241094</text:p>
          </table:table-cell>
          <table:table-cell office:value-type="float" office:value="1.02046" calcext:value-type="float">
            <text:p>1.02046</text:p>
          </table:table-cell>
          <table:table-cell table:formula="of:=AVERAGE([.B6:.K6])" office:value-type="float" office:value="1.3621494" calcext:value-type="float">
            <text:p>1.3621494</text:p>
          </table:table-cell>
        </table:table-row>
        <table:table-row table:style-name="ro1">
          <table:table-cell table:style-name="ce3" office:value-type="string" calcext:value-type="string" table:number-columns-spanned="12" table:number-rows-spanned="1">
            <text:p>Parallelization</text:p>
          </table:table-cell>
          <table:covered-table-cell table:number-columns-repeated="10"/>
          <table:covered-table-cell table:style-name="ce16"/>
        </table:table-row>
        <table:table-row table:style-name="ro1">
          <table:table-cell table:style-name="ce6" office:value-type="string" calcext:value-type="string" table:number-columns-spanned="12" table:number-rows-spanned="1">
            <text:p>Outer loop</text:p>
          </table:table-cell>
          <table:covered-table-cell table:style-name="ce11"/>
          <table:covered-table-cell table:number-columns-repeated="10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02728" calcext:value-type="float">
            <text:p>1.802728</text:p>
          </table:table-cell>
          <table:table-cell office:value-type="float" office:value="2.057354" calcext:value-type="float">
            <text:p>2.057354</text:p>
          </table:table-cell>
          <table:table-cell office:value-type="float" office:value="1.189721" calcext:value-type="float">
            <text:p>1.189721</text:p>
          </table:table-cell>
          <table:table-cell office:value-type="float" office:value="1.698005" calcext:value-type="float">
            <text:p>1.698005</text:p>
          </table:table-cell>
          <table:table-cell office:value-type="float" office:value="1.480099" calcext:value-type="float">
            <text:p>1.480099</text:p>
          </table:table-cell>
          <table:table-cell office:value-type="float" office:value="1.381206" calcext:value-type="float">
            <text:p>1.381206</text:p>
          </table:table-cell>
          <table:table-cell office:value-type="float" office:value="1.502574" calcext:value-type="float">
            <text:p>1.502574</text:p>
          </table:table-cell>
          <table:table-cell office:value-type="float" office:value="1.38328" calcext:value-type="float">
            <text:p>1.38328</text:p>
          </table:table-cell>
          <table:table-cell office:value-type="float" office:value="1.684318" calcext:value-type="float">
            <text:p>1.684318</text:p>
          </table:table-cell>
          <table:table-cell office:value-type="float" office:value="1.889035" calcext:value-type="float">
            <text:p>1.889035</text:p>
          </table:table-cell>
          <table:table-cell table:formula="of:=AVERAGE([.B11:.K11])" office:value-type="float" office:value="1.606832" calcext:value-type="float">
            <text:p>1.606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6401" calcext:value-type="float">
            <text:p>0.496401</text:p>
          </table:table-cell>
          <table:table-cell office:value-type="float" office:value="0.509945" calcext:value-type="float">
            <text:p>0.509945</text:p>
          </table:table-cell>
          <table:table-cell office:value-type="float" office:value="0.495355" calcext:value-type="float">
            <text:p>0.495355</text:p>
          </table:table-cell>
          <table:table-cell office:value-type="float" office:value="0.516968" calcext:value-type="float">
            <text:p>0.516968</text:p>
          </table:table-cell>
          <table:table-cell office:value-type="float" office:value="0.503853" calcext:value-type="float">
            <text:p>0.503853</text:p>
          </table:table-cell>
          <table:table-cell office:value-type="float" office:value="0.503786" calcext:value-type="float">
            <text:p>0.503786</text:p>
          </table:table-cell>
          <table:table-cell office:value-type="float" office:value="0.493151" calcext:value-type="float">
            <text:p>0.493151</text:p>
          </table:table-cell>
          <table:table-cell office:value-type="float" office:value="0.499228" calcext:value-type="float">
            <text:p>0.499228</text:p>
          </table:table-cell>
          <table:table-cell office:value-type="float" office:value="0.511279" calcext:value-type="float">
            <text:p>0.511279</text:p>
          </table:table-cell>
          <table:table-cell office:value-type="float" office:value="0.504046" calcext:value-type="float">
            <text:p>0.504046</text:p>
          </table:table-cell>
          <table:table-cell table:formula="of:=AVERAGE([.B12:.K12])" office:value-type="float" office:value="0.5034012" calcext:value-type="float">
            <text:p>0.5034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8577" calcext:value-type="float">
            <text:p>0.268577</text:p>
          </table:table-cell>
          <table:table-cell office:value-type="float" office:value="0.252799" calcext:value-type="float">
            <text:p>0.252799</text:p>
          </table:table-cell>
          <table:table-cell office:value-type="float" office:value="0.273745" calcext:value-type="float">
            <text:p>0.273745</text:p>
          </table:table-cell>
          <table:table-cell office:value-type="float" office:value="0.267427" calcext:value-type="float">
            <text:p>0.267427</text:p>
          </table:table-cell>
          <table:table-cell office:value-type="float" office:value="0.345119" calcext:value-type="float">
            <text:p>0.345119</text:p>
          </table:table-cell>
          <table:table-cell office:value-type="float" office:value="0.261447" calcext:value-type="float">
            <text:p>0.261447</text:p>
          </table:table-cell>
          <table:table-cell office:value-type="float" office:value="0.281183" calcext:value-type="float">
            <text:p>0.281183</text:p>
          </table:table-cell>
          <table:table-cell office:value-type="float" office:value="0.324547" calcext:value-type="float">
            <text:p>0.324547</text:p>
          </table:table-cell>
          <table:table-cell office:value-type="float" office:value="0.254879" calcext:value-type="float">
            <text:p>0.254879</text:p>
          </table:table-cell>
          <table:table-cell office:value-type="float" office:value="0.307681" calcext:value-type="float">
            <text:p>0.307681</text:p>
          </table:table-cell>
          <table:table-cell table:formula="of:=AVERAGE([.B13:.K13])" office:value-type="float" office:value="0.2837404" calcext:value-type="float">
            <text:p>0.28374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7393" calcext:value-type="float">
            <text:p>0.267393</text:p>
          </table:table-cell>
          <table:table-cell office:value-type="float" office:value="0.306115" calcext:value-type="float">
            <text:p>0.306115</text:p>
          </table:table-cell>
          <table:table-cell office:value-type="float" office:value="0.254822" calcext:value-type="float">
            <text:p>0.254822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0.278477" calcext:value-type="float">
            <text:p>0.278477</text:p>
          </table:table-cell>
          <table:table-cell office:value-type="float" office:value="0.251143" calcext:value-type="float">
            <text:p>0.251143</text:p>
          </table:table-cell>
          <table:table-cell office:value-type="float" office:value="0.270169" calcext:value-type="float">
            <text:p>0.270169</text:p>
          </table:table-cell>
          <table:table-cell office:value-type="float" office:value="0.295797" calcext:value-type="float">
            <text:p>0.295797</text:p>
          </table:table-cell>
          <table:table-cell office:value-type="float" office:value="0.256832" calcext:value-type="float">
            <text:p>0.256832</text:p>
          </table:table-cell>
          <table:table-cell office:value-type="float" office:value="0.270413" calcext:value-type="float">
            <text:p>0.270413</text:p>
          </table:table-cell>
          <table:table-cell table:formula="of:=AVERAGE([.B14:.K14])" office:value-type="float" office:value="0.2701671" calcext:value-type="float">
            <text:p>0.27016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9988" calcext:value-type="float">
            <text:p>0.259988</text:p>
          </table:table-cell>
          <table:table-cell office:value-type="float" office:value="0.28637" calcext:value-type="float">
            <text:p>0.28637</text:p>
          </table:table-cell>
          <table:table-cell office:value-type="float" office:value="0.230103" calcext:value-type="float">
            <text:p>0.230103</text:p>
          </table:table-cell>
          <table:table-cell office:value-type="float" office:value="0.201373" calcext:value-type="float">
            <text:p>0.201373</text:p>
          </table:table-cell>
          <table:table-cell office:value-type="float" office:value="0.213274" calcext:value-type="float">
            <text:p>0.213274</text:p>
          </table:table-cell>
          <table:table-cell office:value-type="float" office:value="0.280676" calcext:value-type="float">
            <text:p>0.280676</text:p>
          </table:table-cell>
          <table:table-cell office:value-type="float" office:value="0.32612" calcext:value-type="float">
            <text:p>0.32612</text:p>
          </table:table-cell>
          <table:table-cell office:value-type="float" office:value="0.28305" calcext:value-type="float">
            <text:p>0.28305</text:p>
          </table:table-cell>
          <table:table-cell office:value-type="float" office:value="0.240492" calcext:value-type="float">
            <text:p>0.240492</text:p>
          </table:table-cell>
          <table:table-cell office:value-type="float" office:value="0.208963" calcext:value-type="float">
            <text:p>0.208963</text:p>
          </table:table-cell>
          <table:table-cell table:formula="of:=AVERAGE([.B15:.K15])" office:value-type="float" office:value="0.2530409" calcext:value-type="float">
            <text:p>0.2530409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Middle loop</text:p>
          </table:table-cell>
          <table:covered-table-cell table:number-columns-repeated="11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68689" calcext:value-type="float">
            <text:p>1.668689</text:p>
          </table:table-cell>
          <table:table-cell office:value-type="float" office:value="1.671418" calcext:value-type="float">
            <text:p>1.671418</text:p>
          </table:table-cell>
          <table:table-cell office:value-type="float" office:value="1.794219" calcext:value-type="float">
            <text:p>1.794219</text:p>
          </table:table-cell>
          <table:table-cell office:value-type="float" office:value="1.144316" calcext:value-type="float">
            <text:p>1.144316</text:p>
          </table:table-cell>
          <table:table-cell office:value-type="float" office:value="1.986988" calcext:value-type="float">
            <text:p>1.986988</text:p>
          </table:table-cell>
          <table:table-cell office:value-type="float" office:value="1.618208" calcext:value-type="float">
            <text:p>1.618208</text:p>
          </table:table-cell>
          <table:table-cell office:value-type="float" office:value="1.624551" calcext:value-type="float">
            <text:p>1.624551</text:p>
          </table:table-cell>
          <table:table-cell office:value-type="float" office:value="1.540425" calcext:value-type="float">
            <text:p>1.540425</text:p>
          </table:table-cell>
          <table:table-cell office:value-type="float" office:value="1.745703" calcext:value-type="float">
            <text:p>1.745703</text:p>
          </table:table-cell>
          <table:table-cell office:value-type="float" office:value="1.497197" calcext:value-type="float">
            <text:p>1.497197</text:p>
          </table:table-cell>
          <table:table-cell table:formula="of:=AVERAGE([.B19:.K19])" office:value-type="float" office:value="1.6291714" calcext:value-type="float">
            <text:p>1.6291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6107" calcext:value-type="float">
            <text:p>0.546107</text:p>
          </table:table-cell>
          <table:table-cell office:value-type="float" office:value="0.568711" calcext:value-type="float">
            <text:p>0.568711</text:p>
          </table:table-cell>
          <table:table-cell office:value-type="float" office:value="0.55414" calcext:value-type="float">
            <text:p>0.55414</text:p>
          </table:table-cell>
          <table:table-cell office:value-type="float" office:value="0.539513" calcext:value-type="float">
            <text:p>0.539513</text:p>
          </table:table-cell>
          <table:table-cell office:value-type="float" office:value="0.563773" calcext:value-type="float">
            <text:p>0.563773</text:p>
          </table:table-cell>
          <table:table-cell office:value-type="float" office:value="0.563056" calcext:value-type="float">
            <text:p>0.563056</text:p>
          </table:table-cell>
          <table:table-cell office:value-type="float" office:value="0.543822" calcext:value-type="float">
            <text:p>0.543822</text:p>
          </table:table-cell>
          <table:table-cell office:value-type="float" office:value="0.56853" calcext:value-type="float">
            <text:p>0.56853</text:p>
          </table:table-cell>
          <table:table-cell office:value-type="float" office:value="0.532081" calcext:value-type="float">
            <text:p>0.532081</text:p>
          </table:table-cell>
          <table:table-cell office:value-type="float" office:value="0.57203" calcext:value-type="float">
            <text:p>0.57203</text:p>
          </table:table-cell>
          <table:table-cell table:formula="of:=AVERAGE([.B20:.K20])" office:value-type="float" office:value="0.5551763" calcext:value-type="float">
            <text:p>0.55517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9994" calcext:value-type="float">
            <text:p>0.339994</text:p>
          </table:table-cell>
          <table:table-cell office:value-type="float" office:value="0.349503" calcext:value-type="float">
            <text:p>0.349503</text:p>
          </table:table-cell>
          <table:table-cell office:value-type="float" office:value="0.374097" calcext:value-type="float">
            <text:p>0.374097</text:p>
          </table:table-cell>
          <table:table-cell office:value-type="float" office:value="0.445496" calcext:value-type="float">
            <text:p>0.445496</text:p>
          </table:table-cell>
          <table:table-cell office:value-type="float" office:value="0.294371" calcext:value-type="float">
            <text:p>0.294371</text:p>
          </table:table-cell>
          <table:table-cell office:value-type="float" office:value="0.314084" calcext:value-type="float">
            <text:p>0.314084</text:p>
          </table:table-cell>
          <table:table-cell office:value-type="float" office:value="0.34302" calcext:value-type="float">
            <text:p>0.34302</text:p>
          </table:table-cell>
          <table:table-cell office:value-type="float" office:value="0.384134" calcext:value-type="float">
            <text:p>0.384134</text:p>
          </table:table-cell>
          <table:table-cell office:value-type="float" office:value="0.451446" calcext:value-type="float">
            <text:p>0.451446</text:p>
          </table:table-cell>
          <table:table-cell office:value-type="float" office:value="0.319855" calcext:value-type="float">
            <text:p>0.319855</text:p>
          </table:table-cell>
          <table:table-cell table:formula="of:=AVERAGE([.B21:.K21])" office:value-type="float" office:value="0.3616" calcext:value-type="float">
            <text:p>0.36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0897" calcext:value-type="float">
            <text:p>0.310897</text:p>
          </table:table-cell>
          <table:table-cell office:value-type="float" office:value="0.312617" calcext:value-type="float">
            <text:p>0.312617</text:p>
          </table:table-cell>
          <table:table-cell office:value-type="float" office:value="0.277857" calcext:value-type="float">
            <text:p>0.277857</text:p>
          </table:table-cell>
          <table:table-cell office:value-type="float" office:value="0.318937" calcext:value-type="float">
            <text:p>0.318937</text:p>
          </table:table-cell>
          <table:table-cell office:value-type="float" office:value="0.313158" calcext:value-type="float">
            <text:p>0.313158</text:p>
          </table:table-cell>
          <table:table-cell office:value-type="float" office:value="0.348214" calcext:value-type="float">
            <text:p>0.348214</text:p>
          </table:table-cell>
          <table:table-cell office:value-type="float" office:value="0.332514" calcext:value-type="float">
            <text:p>0.332514</text:p>
          </table:table-cell>
          <table:table-cell office:value-type="float" office:value="0.266025" calcext:value-type="float">
            <text:p>0.266025</text:p>
          </table:table-cell>
          <table:table-cell office:value-type="float" office:value="0.345217" calcext:value-type="float">
            <text:p>0.345217</text:p>
          </table:table-cell>
          <table:table-cell office:value-type="float" office:value="0.31424" calcext:value-type="float">
            <text:p>0.31424</text:p>
          </table:table-cell>
          <table:table-cell table:formula="of:=AVERAGE([.B22:.K22])" office:value-type="float" office:value="0.3139676" calcext:value-type="float">
            <text:p>0.31396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403" calcext:value-type="float">
            <text:p>0.37403</text:p>
          </table:table-cell>
          <table:table-cell office:value-type="float" office:value="0.461327" calcext:value-type="float">
            <text:p>0.461327</text:p>
          </table:table-cell>
          <table:table-cell office:value-type="float" office:value="0.399233" calcext:value-type="float">
            <text:p>0.399233</text:p>
          </table:table-cell>
          <table:table-cell office:value-type="float" office:value="0.411212" calcext:value-type="float">
            <text:p>0.411212</text:p>
          </table:table-cell>
          <table:table-cell office:value-type="float" office:value="0.372324" calcext:value-type="float">
            <text:p>0.372324</text:p>
          </table:table-cell>
          <table:table-cell office:value-type="float" office:value="0.69833" calcext:value-type="float">
            <text:p>0.69833</text:p>
          </table:table-cell>
          <table:table-cell office:value-type="float" office:value="0.340504" calcext:value-type="float">
            <text:p>0.340504</text:p>
          </table:table-cell>
          <table:table-cell office:value-type="float" office:value="0.382576" calcext:value-type="float">
            <text:p>0.382576</text:p>
          </table:table-cell>
          <table:table-cell office:value-type="float" office:value="0.543944" calcext:value-type="float">
            <text:p>0.543944</text:p>
          </table:table-cell>
          <table:table-cell office:value-type="float" office:value="0.901706" calcext:value-type="float">
            <text:p>0.901706</text:p>
          </table:table-cell>
          <table:table-cell table:formula="of:=AVERAGE([.B23:.K23])" office:value-type="float" office:value="0.4885186" calcext:value-type="float">
            <text:p>0.4885186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Both loops</text:p>
          </table:table-cell>
          <table:covered-table-cell table:number-columns-repeated="11" table:style-name="ce4"/>
        </table:table-row>
        <table:table-row table:style-name="ro1">
          <table:table-cell table:style-name="ce4"/>
          <table:table-cell table:style-name="ce9" office:value-type="string" calcext:value-type="string" table:number-columns-spanned="10" table:number-rows-spanned="1">
            <text:p>Samples</text:p>
          </table:table-cell>
          <table:covered-table-cell table:number-columns-repeated="9" table:style-name="ce12"/>
          <table:table-cell table:style-name="ce4"/>
        </table:table-row>
        <table:table-row table:style-name="ro1">
          <table:table-cell office:value-type="string" calcext:value-type="string">
            <text:p># 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7075" calcext:value-type="float">
            <text:p>1.17075</text:p>
          </table:table-cell>
          <table:table-cell office:value-type="float" office:value="1.426926" calcext:value-type="float">
            <text:p>1.426926</text:p>
          </table:table-cell>
          <table:table-cell office:value-type="float" office:value="1.132625" calcext:value-type="float">
            <text:p>1.132625</text:p>
          </table:table-cell>
          <table:table-cell office:value-type="float" office:value="1.908361" calcext:value-type="float">
            <text:p>1.908361</text:p>
          </table:table-cell>
          <table:table-cell office:value-type="float" office:value="1.824163" calcext:value-type="float">
            <text:p>1.824163</text:p>
          </table:table-cell>
          <table:table-cell office:value-type="float" office:value="1.850667" calcext:value-type="float">
            <text:p>1.850667</text:p>
          </table:table-cell>
          <table:table-cell office:value-type="float" office:value="2.103169" calcext:value-type="float">
            <text:p>2.103169</text:p>
          </table:table-cell>
          <table:table-cell office:value-type="float" office:value="1.597913" calcext:value-type="float">
            <text:p>1.597913</text:p>
          </table:table-cell>
          <table:table-cell office:value-type="float" office:value="1.252746" calcext:value-type="float">
            <text:p>1.252746</text:p>
          </table:table-cell>
          <table:table-cell office:value-type="float" office:value="1.779472" calcext:value-type="float">
            <text:p>1.779472</text:p>
          </table:table-cell>
          <table:table-cell table:formula="of:=AVERAGE([.B27:.K27])" office:value-type="float" office:value="1.6046792" calcext:value-type="float">
            <text:p>1.60467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929" calcext:value-type="float">
            <text:p>0.545929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30715" calcext:value-type="float">
            <text:p>0.530715</text:p>
          </table:table-cell>
          <table:table-cell office:value-type="float" office:value="0.569964" calcext:value-type="float">
            <text:p>0.569964</text:p>
          </table:table-cell>
          <table:table-cell office:value-type="float" office:value="0.529443" calcext:value-type="float">
            <text:p>0.529443</text:p>
          </table:table-cell>
          <table:table-cell office:value-type="float" office:value="0.539832" calcext:value-type="float">
            <text:p>0.539832</text:p>
          </table:table-cell>
          <table:table-cell office:value-type="float" office:value="0.55635" calcext:value-type="float">
            <text:p>0.55635</text:p>
          </table:table-cell>
          <table:table-cell office:value-type="float" office:value="0.299387" calcext:value-type="float">
            <text:p>0.299387</text:p>
          </table:table-cell>
          <table:table-cell office:value-type="float" office:value="0.55422" calcext:value-type="float">
            <text:p>0.55422</text:p>
          </table:table-cell>
          <table:table-cell table:formula="of:=AVERAGE([.B28:.K28])" office:value-type="float" office:value="0.5219604" calcext:value-type="float">
            <text:p>0.5219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1341" calcext:value-type="float">
            <text:p>0.331341</text:p>
          </table:table-cell>
          <table:table-cell office:value-type="float" office:value="0.311323" calcext:value-type="float">
            <text:p>0.311323</text:p>
          </table:table-cell>
          <table:table-cell office:value-type="float" office:value="0.321793" calcext:value-type="float">
            <text:p>0.321793</text:p>
          </table:table-cell>
          <table:table-cell office:value-type="float" office:value="0.449231" calcext:value-type="float">
            <text:p>0.449231</text:p>
          </table:table-cell>
          <table:table-cell office:value-type="float" office:value="0.322757" calcext:value-type="float">
            <text:p>0.322757</text:p>
          </table:table-cell>
          <table:table-cell office:value-type="float" office:value="0.325358" calcext:value-type="float">
            <text:p>0.325358</text:p>
          </table:table-cell>
          <table:table-cell office:value-type="float" office:value="0.299832" calcext:value-type="float">
            <text:p>0.299832</text:p>
          </table:table-cell>
          <table:table-cell office:value-type="float" office:value="0.399496" calcext:value-type="float">
            <text:p>0.399496</text:p>
          </table:table-cell>
          <table:table-cell office:value-type="float" office:value="0.334254" calcext:value-type="float">
            <text:p>0.334254</text:p>
          </table:table-cell>
          <table:table-cell office:value-type="float" office:value="0.319343" calcext:value-type="float">
            <text:p>0.319343</text:p>
          </table:table-cell>
          <table:table-cell table:formula="of:=AVERAGE([.B29:.K29])" office:value-type="float" office:value="0.3414728" calcext:value-type="float">
            <text:p>0.34147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8171" calcext:value-type="float">
            <text:p>0.278171</text:p>
          </table:table-cell>
          <table:table-cell office:value-type="float" office:value="0.208208" calcext:value-type="float">
            <text:p>0.208208</text:p>
          </table:table-cell>
          <table:table-cell office:value-type="float" office:value="0.329281" calcext:value-type="float">
            <text:p>0.329281</text:p>
          </table:table-cell>
          <table:table-cell office:value-type="float" office:value="0.300791" calcext:value-type="float">
            <text:p>0.300791</text:p>
          </table:table-cell>
          <table:table-cell office:value-type="float" office:value="0.281169" calcext:value-type="float">
            <text:p>0.281169</text:p>
          </table:table-cell>
          <table:table-cell office:value-type="float" office:value="0.273815" calcext:value-type="float">
            <text:p>0.273815</text:p>
          </table:table-cell>
          <table:table-cell office:value-type="float" office:value="0.234532" calcext:value-type="float">
            <text:p>0.234532</text:p>
          </table:table-cell>
          <table:table-cell office:value-type="float" office:value="0.286781" calcext:value-type="float">
            <text:p>0.286781</text:p>
          </table:table-cell>
          <table:table-cell office:value-type="float" office:value="0.299417" calcext:value-type="float">
            <text:p>0.299417</text:p>
          </table:table-cell>
          <table:table-cell office:value-type="float" office:value="0.263434" calcext:value-type="float">
            <text:p>0.263434</text:p>
          </table:table-cell>
          <table:table-cell table:formula="of:=AVERAGE([.B30:.K30])" office:value-type="float" office:value="0.2755599" calcext:value-type="float">
            <text:p>0.27555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1716" calcext:value-type="float">
            <text:p>0.281716</text:p>
          </table:table-cell>
          <table:table-cell office:value-type="float" office:value="0.278409" calcext:value-type="float">
            <text:p>0.278409</text:p>
          </table:table-cell>
          <table:table-cell office:value-type="float" office:value="0.431523" calcext:value-type="float">
            <text:p>0.431523</text:p>
          </table:table-cell>
          <table:table-cell office:value-type="float" office:value="0.290454" calcext:value-type="float">
            <text:p>0.290454</text:p>
          </table:table-cell>
          <table:table-cell office:value-type="float" office:value="0.26336" calcext:value-type="float">
            <text:p>0.26336</text:p>
          </table:table-cell>
          <table:table-cell office:value-type="float" office:value="0.349186" calcext:value-type="float">
            <text:p>0.349186</text:p>
          </table:table-cell>
          <table:table-cell office:value-type="float" office:value="0.269281" calcext:value-type="float">
            <text:p>0.269281</text:p>
          </table:table-cell>
          <table:table-cell office:value-type="float" office:value="0.411648" calcext:value-type="float">
            <text:p>0.411648</text:p>
          </table:table-cell>
          <table:table-cell office:value-type="float" office:value="0.324644" calcext:value-type="float">
            <text:p>0.324644</text:p>
          </table:table-cell>
          <table:table-cell office:value-type="float" office:value="0.312736" calcext:value-type="float">
            <text:p>0.312736</text:p>
          </table:table-cell>
          <table:table-cell table:formula="of:=AVERAGE([.B31:.K31])" office:value-type="float" office:value="0.3212957" calcext:value-type="float">
            <text:p>0.3212957</text:p>
          </table:table-cell>
        </table:table-row>
        <table:table-row table:style-name="ro1">
          <table:table-cell table:style-name="ce4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6:16:18.376872471</meta:creation-date>
    <meta:generator>LibreOffice/4.2.4.2$Linux_X86_64 LibreOffice_project/420m0$Build-2</meta:generator>
    <dc:date>2014-07-09T11:42:29.255131652</dc:date>
    <meta:editing-duration>PT4H40M24S</meta:editing-duration>
    <meta:editing-cycles>53</meta:editing-cycles>
    <meta:document-statistic meta:table-count="4" meta:cell-count="10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46cm" svg:height="10.705cm" xlink:href=".." xlink:type="simple" chart:class="chart:line" chart:style-name="ch1">
        <chart:title svg:x="7.204cm" svg:y="0.35cm" chart:style-name="ch2">
          <text:p>VM Parallelization</text:p>
        </chart:title>
        <chart:subtitle svg:x="7.878cm" svg:y="1.369cm" chart:style-name="ch3">
          <text:p>50x50 Matrix</text:p>
        </chart:subtitle>
        <chart:legend svg:x="14.521cm" svg:y="0.118cm" style:legend-expansion="custom" chartooo:width="3.369cm" chartooo:height="2.235cm" style:legend-expansion-aspect-ratio="1.50738255033557" chart:style-name="ch4"/>
        <chart:plot-area chart:style-name="ch5" table:cell-range-address="VM1.A11:VM1.A16 VM1.A8:VM1.A8 VM1.L11:VM1.L15 VM1.A24:VM1.A24 VM1.L27:VM1.L31 VM1.L19:VM1.L23" chart:data-source-has-labels="both" svg:x="0.84cm" svg:y="2.155cm" svg:width="16.246cm" svg:height="7.826cm">
          <chartooo:coordinate-region svg:x="1.752cm" svg:y="2.354cm" svg:width="15.147cm" svg:height="6.98cm"/>
          <chart:axis chart:dimension="x" chart:name="primary-x" chart:style-name="ch6" chartooo:axis-type="auto">
            <chartooo:date-scale/>
            <chart:title svg:x="7.53cm" svg:y="10.145cm" chart:style-name="ch7">
              <text:p>Number of Threads</text:p>
            </chart:title>
            <chart:categories table:cell-range-address="VM1.A11:VM1.A15"/>
          </chart:axis>
          <chart:axis chart:dimension="x" chart:name="secondary-x" chart:style-name="ch8"/>
          <chart:axis chart:dimension="y" chart:name="primary-y" chart:style-name="ch6">
            <chart:title svg:x="0cm" svg:y="7.422cm" chart:style-name="ch9">
              <text:p>Computation Time</text:p>
            </chart:title>
            <chart:grid chart:style-name="ch10" chart:class="major"/>
          </chart:axis>
          <chart:series chart:style-name="ch11" chart:values-cell-range-address="VM1.L11:VM1.L15" chart:label-cell-address="VM1.A8:VM1.A8" chart:class="chart:line">
            <chart:data-point chart:repeated="5"/>
          </chart:series>
          <chart:series chart:style-name="ch12" chart:values-cell-range-address="VM1.L27:VM1.L31" chart:label-cell-address="VM1.A24:VM1.A24" chart:class="chart:line">
            <chart:data-point chart:repeated="5"/>
          </chart:series>
          <chart:series chart:style-name="ch13" chart:values-cell-range-address="VM1.L19:VM1.L23" chart:label-cell-address="VM1.A16:VM1.A1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er loop</text:p>
                <draw:g>
                  <svg:desc>VM1.A8:VM1.A8</svg:desc>
                </draw:g>
              </table:table-cell>
              <table:table-cell office:value-type="string">
                <text:p>Both loops</text:p>
                <draw:g>
                  <svg:desc>VM1.A24:VM1.A24</svg:desc>
                </draw:g>
              </table:table-cell>
              <table:table-cell office:value-type="string">
                <text:p>Middle loop</text:p>
                <draw:g>
                  <svg:desc>VM1.A16:VM1.A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VM1.A11:VM1.A15</svg:desc>
                </draw:g>
              </table:table-cell>
              <table:table-cell office:value-type="float" office:value="0.001056">
                <text:p>0.001056</text:p>
                <draw:g>
                  <svg:desc>VM1.L11:VM1.L15</svg:desc>
                </draw:g>
              </table:table-cell>
              <table:table-cell office:value-type="float" office:value="0.0012059">
                <text:p>0.0012059</text:p>
                <draw:g>
                  <svg:desc>VM1.L27:VM1.L31</svg:desc>
                </draw:g>
              </table:table-cell>
              <table:table-cell office:value-type="float" office:value="0.001169">
                <text:p>0.001169</text:p>
                <draw:g>
                  <svg:desc>VM1.L19:VM1.L2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8286">
                <text:p>0.0018286</text:p>
              </table:table-cell>
              <table:table-cell office:value-type="float" office:value="0.0016951">
                <text:p>0.0016951</text:p>
              </table:table-cell>
              <table:table-cell office:value-type="float" office:value="0.0031418">
                <text:p>0.00314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9776">
                <text:p>0.0019776</text:p>
              </table:table-cell>
              <table:table-cell office:value-type="float" office:value="0.0019903">
                <text:p>0.0019903</text:p>
              </table:table-cell>
              <table:table-cell office:value-type="float" office:value="0.0055238">
                <text:p>0.00552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87417">
                <text:p>0.0087417</text:p>
              </table:table-cell>
              <table:table-cell office:value-type="float" office:value="0.0081483">
                <text:p>0.0081483</text:p>
              </table:table-cell>
              <table:table-cell office:value-type="float" office:value="0.0778351">
                <text:p>0.07783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658717">
                <text:p>0.0658717</text:p>
              </table:table-cell>
              <table:table-cell office:value-type="float" office:value="0.0733735">
                <text:p>0.0733735</text:p>
              </table:table-cell>
              <table:table-cell office:value-type="float" office:value="0.1152006">
                <text:p>0.1152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758cm" xlink:href=".." xlink:type="simple" chart:class="chart:line" chart:style-name="ch1">
        <chart:title svg:x="6.13cm" svg:y="0.351cm" chart:style-name="ch2">
          <text:p>VM Parallelization</text:p>
        </chart:title>
        <chart:subtitle svg:x="6.593cm" svg:y="1.371cm" chart:style-name="ch3">
          <text:p>500x500 Matrix</text:p>
        </chart:subtitle>
        <chart:legend svg:x="12.47cm" svg:y="0.501cm" style:legend-expansion="custom" chartooo:width="2.88cm" chartooo:height="1.904cm" style:legend-expansion-aspect-ratio="1.51260504201681" chart:style-name="ch4"/>
        <chart:plot-area chart:style-name="ch5" table:cell-range-address="VM2.F33:VM2.F33 VM2.A27:VM2.A31 VM2.A8:VM2.A8 VM2.L11:VM2.L15 VM2.A16:VM2.A16 VM2.L19:VM2.L23 VM2.A24:VM2.A24 VM2.L27:VM2.L31" chart:data-source-has-labels="both" svg:x="1.33cm" svg:y="2.51cm" svg:width="14.03cm" svg:height="7.052cm">
          <chartooo:coordinate-region svg:x="2.057cm" svg:y="2.709cm" svg:width="13.116cm" svg:height="6.206cm"/>
          <chart:axis chart:dimension="x" chart:name="primary-x" chart:style-name="ch6" chartooo:axis-type="auto">
            <chartooo:date-scale/>
            <chart:title svg:x="6.912cm" svg:y="9.777cm" chart:style-name="ch7">
              <text:p>Number of Threads</text:p>
            </chart:title>
            <chart:categories table:cell-range-address="VM2.A27:VM2.A31"/>
          </chart:axis>
          <chart:axis chart:dimension="y" chart:name="primary-y" chart:style-name="ch6">
            <chart:title svg:x="0.451cm" svg:y="7.39cm" chart:style-name="ch8">
              <text:p>Computation Time</text:p>
            </chart:title>
            <chart:grid chart:style-name="ch9" chart:class="major"/>
          </chart:axis>
          <chart:series chart:style-name="ch10" chart:values-cell-range-address="VM2.L11:VM2.L15" chart:label-cell-address="VM2.A8:VM2.A8" chart:class="chart:line">
            <chart:data-point chart:repeated="5"/>
          </chart:series>
          <chart:series chart:style-name="ch11" chart:values-cell-range-address="VM2.L19:VM2.L23" chart:label-cell-address="VM2.A16:VM2.A16" chart:class="chart:line">
            <chart:data-point chart:repeated="5"/>
          </chart:series>
          <chart:series chart:style-name="ch12" chart:values-cell-range-address="VM2.L27:VM2.L31" chart:label-cell-address="VM2.A24:VM2.A2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er loop</text:p>
                <draw:g>
                  <svg:desc>VM2.A8:VM2.A8</svg:desc>
                </draw:g>
              </table:table-cell>
              <table:table-cell office:value-type="string">
                <text:p>Middle loop</text:p>
                <draw:g>
                  <svg:desc>VM2.A16:VM2.A16</svg:desc>
                </draw:g>
              </table:table-cell>
              <table:table-cell office:value-type="string">
                <text:p>Both loops</text:p>
                <draw:g>
                  <svg:desc>VM2.A24:VM2.A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VM2.A27:VM2.A31</svg:desc>
                </draw:g>
              </table:table-cell>
              <table:table-cell office:value-type="float" office:value="1.7966211">
                <text:p>1.7966211</text:p>
                <draw:g>
                  <svg:desc>VM2.L11:VM2.L15</svg:desc>
                </draw:g>
              </table:table-cell>
              <table:table-cell office:value-type="float" office:value="1.8604511">
                <text:p>1.8604511</text:p>
                <draw:g>
                  <svg:desc>VM2.L19:VM2.L23</svg:desc>
                </draw:g>
              </table:table-cell>
              <table:table-cell office:value-type="float" office:value="1.566343">
                <text:p>1.566343</text:p>
                <draw:g>
                  <svg:desc>VM2.L27:VM2.L3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872199">
                <text:p>2.0872199</text:p>
              </table:table-cell>
              <table:table-cell office:value-type="float" office:value="1.9758924">
                <text:p>1.9758924</text:p>
              </table:table-cell>
              <table:table-cell office:value-type="float" office:value="1.6782363">
                <text:p>1.67823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222496">
                <text:p>1.7222496</text:p>
              </table:table-cell>
              <table:table-cell office:value-type="float" office:value="1.477245">
                <text:p>1.477245</text:p>
              </table:table-cell>
              <table:table-cell office:value-type="float" office:value="1.5782368">
                <text:p>1.57823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644533">
                <text:p>1.4644533</text:p>
              </table:table-cell>
              <table:table-cell office:value-type="float" office:value="1.7818447">
                <text:p>1.7818447</text:p>
              </table:table-cell>
              <table:table-cell office:value-type="float" office:value="1.3725383">
                <text:p>1.37253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925023">
                <text:p>1.5925023</text:p>
              </table:table-cell>
              <table:table-cell office:value-type="float" office:value="2.0460437">
                <text:p>2.0460437</text:p>
              </table:table-cell>
              <table:table-cell office:value-type="float" office:value="1.3086535">
                <text:p>1.30865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67cm" svg:height="11.077cm" xlink:href=".." xlink:type="simple" chart:class="chart:line" chart:style-name="ch1">
        <chart:title svg:x="6.676cm" svg:y="0.357cm" chart:style-name="ch2">
          <text:p>Dingo Parallelization</text:p>
        </chart:title>
        <chart:subtitle svg:x="7.588cm" svg:y="1.383cm" chart:style-name="ch3">
          <text:p>50x50 Matrix</text:p>
        </chart:subtitle>
        <chart:legend svg:x="14.032cm" svg:y="0.159cm" style:legend-expansion="custom" chartooo:width="3.162cm" chartooo:height="1.96cm" style:legend-expansion-aspect-ratio="1.61326530612245" chart:style-name="ch4"/>
        <chart:plot-area chart:style-name="ch5" table:cell-range-address="Dingo1.G35:Dingo1.G35 Dingo1.A27:Dingo1.A31 Dingo1.A8:Dingo1.A8 Dingo1.L11:Dingo1.L15 Dingo1.A16:Dingo1.A16 Dingo1.L19:Dingo1.L23 Dingo1.A24:Dingo1.A24 Dingo1.L27:Dingo1.L31" chart:data-source-has-labels="both" svg:x="0.801cm" svg:y="1.921cm" svg:width="16.063cm" svg:height="8.514cm">
          <chartooo:coordinate-region svg:x="1.713cm" svg:y="2.12cm" svg:width="14.964cm" svg:height="7.668cm"/>
          <chart:axis chart:dimension="x" chart:name="primary-x" chart:style-name="ch6" chartooo:axis-type="auto">
            <chartooo:date-scale/>
            <chart:title svg:x="7.399cm" svg:y="10.517cm" chart:style-name="ch7">
              <text:p>Number of Threads</text:p>
            </chart:title>
            <chart:categories table:cell-range-address="Dingo1.A27:Dingo1.A31"/>
          </chart:axis>
          <chart:axis chart:dimension="y" chart:name="primary-y" chart:style-name="ch6">
            <chart:title svg:x="0cm" svg:y="7.532cm" chart:style-name="ch8">
              <text:p>Computation Time</text:p>
            </chart:title>
            <chart:grid chart:style-name="ch9" chart:class="major"/>
          </chart:axis>
          <chart:series chart:style-name="ch10" chart:values-cell-range-address="Dingo1.L11:Dingo1.L15" chart:label-cell-address="Dingo1.A8:Dingo1.A8" chart:class="chart:line">
            <chart:data-point chart:repeated="5"/>
          </chart:series>
          <chart:series chart:style-name="ch11" chart:values-cell-range-address="Dingo1.L19:Dingo1.L23" chart:label-cell-address="Dingo1.A16:Dingo1.A16" chart:class="chart:line">
            <chart:data-point chart:repeated="5"/>
          </chart:series>
          <chart:series chart:style-name="ch12" chart:values-cell-range-address="Dingo1.L27:Dingo1.L31" chart:label-cell-address="Dingo1.A24:Dingo1.A2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er loop</text:p>
                <draw:g>
                  <svg:desc>Dingo1.A8:Dingo1.A8</svg:desc>
                </draw:g>
              </table:table-cell>
              <table:table-cell office:value-type="string">
                <text:p>Middle loop</text:p>
                <draw:g>
                  <svg:desc>Dingo1.A16:Dingo1.A16</svg:desc>
                </draw:g>
              </table:table-cell>
              <table:table-cell office:value-type="string">
                <text:p>Both loops</text:p>
                <draw:g>
                  <svg:desc>Dingo1.A24:Dingo1.A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ingo1.A27:Dingo1.A31</svg:desc>
                </draw:g>
              </table:table-cell>
              <table:table-cell office:value-type="float" office:value="0.0014075">
                <text:p>0.0014075</text:p>
                <draw:g>
                  <svg:desc>Dingo1.L11:Dingo1.L15</svg:desc>
                </draw:g>
              </table:table-cell>
              <table:table-cell office:value-type="float" office:value="0.0017752">
                <text:p>0.0017752</text:p>
                <draw:g>
                  <svg:desc>Dingo1.L19:Dingo1.L23</svg:desc>
                </draw:g>
              </table:table-cell>
              <table:table-cell office:value-type="float" office:value="0.0016481">
                <text:p>0.0016481</text:p>
                <draw:g>
                  <svg:desc>Dingo1.L27:Dingo1.L3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21687">
                <text:p>0.0021687</text:p>
              </table:table-cell>
              <table:table-cell office:value-type="float" office:value="0.0023948">
                <text:p>0.0023948</text:p>
              </table:table-cell>
              <table:table-cell office:value-type="float" office:value="0.0028634">
                <text:p>0.00286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9342">
                <text:p>0.0039342</text:p>
              </table:table-cell>
              <table:table-cell office:value-type="float" office:value="0.0057763">
                <text:p>0.0057763</text:p>
              </table:table-cell>
              <table:table-cell office:value-type="float" office:value="0.0039238">
                <text:p>0.00392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13299">
                <text:p>0.0113299</text:p>
              </table:table-cell>
              <table:table-cell office:value-type="float" office:value="0.021097">
                <text:p>0.021097</text:p>
              </table:table-cell>
              <table:table-cell office:value-type="float" office:value="0.0178465">
                <text:p>0.0178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76182">
                <text:p>0.0276182</text:p>
              </table:table-cell>
              <table:table-cell office:value-type="float" office:value="0.0656162">
                <text:p>0.0656162</text:p>
              </table:table-cell>
              <table:table-cell office:value-type="float" office:value="0.0750325">
                <text:p>0.0750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title svg:x="5.892cm" svg:y="0.33cm" chart:style-name="ch2">
          <text:p>Dingo Parallelization</text:p>
        </chart:title>
        <chart:subtitle svg:x="6.593cm" svg:y="1.329cm" chart:style-name="ch3">
          <text:p>500x500 Matrix</text:p>
        </chart:subtitle>
        <chart:legend svg:x="12.397cm" svg:y="0.199cm" style:legend-expansion="custom" chartooo:width="3.39cm" chartooo:height="1.726cm" style:legend-expansion-aspect-ratio="1.96407879490151" chart:style-name="ch4"/>
        <chart:plot-area chart:style-name="ch5" table:cell-range-address="Dingo2.F42:Dingo2.F42 Dingo2.A27:Dingo2.A31 Dingo2.A8:Dingo2.A8 Dingo2.L11:Dingo2.L15 Dingo2.A16:Dingo2.A16 Dingo2.L19:Dingo2.L23 Dingo2.A24:Dingo2.A24 Dingo2.L27:Dingo2.L31" chart:data-source-has-labels="both" svg:x="1.142cm" svg:y="2.104cm" svg:width="13.528cm" svg:height="6.931cm">
          <chartooo:coordinate-region svg:x="1.869cm" svg:y="2.303cm" svg:width="12.614cm" svg:height="6.085cm"/>
          <chart:axis chart:dimension="x" chart:name="primary-x" chart:style-name="ch6" chartooo:axis-type="auto">
            <chartooo:date-scale/>
            <chart:title svg:x="6.473cm" svg:y="9.189cm" chart:style-name="ch7">
              <text:p>Number of Threads</text:p>
            </chart:title>
            <chart:categories table:cell-range-address="Dingo2.A27:Dingo2.A31"/>
          </chart:axis>
          <chart:axis chart:dimension="y" chart:name="primary-y" chart:style-name="ch6">
            <chart:title svg:x="0.263cm" svg:y="6.923cm" chart:style-name="ch8">
              <text:p>Computation Time</text:p>
            </chart:title>
            <chart:grid chart:style-name="ch9" chart:class="major"/>
          </chart:axis>
          <chart:series chart:style-name="ch10" chart:values-cell-range-address="Dingo2.L11:Dingo2.L15" chart:label-cell-address="Dingo2.A8:Dingo2.A8" chart:class="chart:line">
            <chart:data-point chart:repeated="5"/>
          </chart:series>
          <chart:series chart:style-name="ch11" chart:values-cell-range-address="Dingo2.L19:Dingo2.L23" chart:label-cell-address="Dingo2.A16:Dingo2.A16" chart:class="chart:line">
            <chart:data-point chart:repeated="5"/>
          </chart:series>
          <chart:series chart:style-name="ch12" chart:values-cell-range-address="Dingo2.L27:Dingo2.L31" chart:label-cell-address="Dingo2.A24:Dingo2.A2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er loop</text:p>
                <draw:g>
                  <svg:desc>Dingo2.A8:Dingo2.A8</svg:desc>
                </draw:g>
              </table:table-cell>
              <table:table-cell office:value-type="string">
                <text:p>Middle loop</text:p>
                <draw:g>
                  <svg:desc>Dingo2.A16:Dingo2.A16</svg:desc>
                </draw:g>
              </table:table-cell>
              <table:table-cell office:value-type="string">
                <text:p>Both loops</text:p>
                <draw:g>
                  <svg:desc>Dingo2.A24:Dingo2.A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ingo2.A27:Dingo2.A31</svg:desc>
                </draw:g>
              </table:table-cell>
              <table:table-cell office:value-type="float" office:value="1.606832">
                <text:p>1.606832</text:p>
                <draw:g>
                  <svg:desc>Dingo2.L11:Dingo2.L15</svg:desc>
                </draw:g>
              </table:table-cell>
              <table:table-cell office:value-type="float" office:value="1.6291714">
                <text:p>1.6291714</text:p>
                <draw:g>
                  <svg:desc>Dingo2.L19:Dingo2.L23</svg:desc>
                </draw:g>
              </table:table-cell>
              <table:table-cell office:value-type="float" office:value="1.6046792">
                <text:p>1.6046792</text:p>
                <draw:g>
                  <svg:desc>Dingo2.L27:Dingo2.L3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034012">
                <text:p>0.5034012</text:p>
              </table:table-cell>
              <table:table-cell office:value-type="float" office:value="0.5551763">
                <text:p>0.5551763</text:p>
              </table:table-cell>
              <table:table-cell office:value-type="float" office:value="0.5219604">
                <text:p>0.52196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837404">
                <text:p>0.2837404</text:p>
              </table:table-cell>
              <table:table-cell office:value-type="float" office:value="0.3616">
                <text:p>0.3616</text:p>
              </table:table-cell>
              <table:table-cell office:value-type="float" office:value="0.3414728">
                <text:p>0.34147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01671">
                <text:p>0.2701671</text:p>
              </table:table-cell>
              <table:table-cell office:value-type="float" office:value="0.3139676">
                <text:p>0.3139676</text:p>
              </table:table-cell>
              <table:table-cell office:value-type="float" office:value="0.2755599">
                <text:p>0.27555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530409">
                <text:p>0.2530409</text:p>
              </table:table-cell>
              <table:table-cell office:value-type="float" office:value="0.4885186">
                <text:p>0.4885186</text:p>
              </table:table-cell>
              <table:table-cell office:value-type="float" office:value="0.3212957">
                <text:p>0.32129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